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Tahoma1" svg:font-family="Tahoma"/>
    <style:font-face style:name="Courier New2" svg:font-family="'Courier New'" style:font-family-generic="modern" style:font-pitch="fixed"/>
    <style:font-face style:name="Courier New3" svg:font-family="'Courier New'" style:font-adornments="Bold"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Table3" style:family="table">
      <style:table-properties style:width="16.999cm" table:align="margins" fo:keep-with-next="auto"/>
    </style:style>
    <style:style style:name="Table3.A" style:family="table-column">
      <style:table-column-properties style:column-width="16.999cm" style:rel-column-width="65535*"/>
    </style:style>
    <style:style style:name="Table3.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Table2" style:family="table">
      <style:table-properties style:width="16.999cm" table:align="margins" fo:keep-with-next="always"/>
    </style:style>
    <style:style style:name="Table2.A" style:family="table-column">
      <style:table-column-properties style:column-width="16.999cm" style:rel-column-width="65535*"/>
    </style:style>
    <style:style style:name="Table2.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Table4" style:family="table">
      <style:table-properties style:width="16.999cm" table:align="margins" fo:keep-with-next="always"/>
    </style:style>
    <style:style style:name="Table4.A" style:family="table-column">
      <style:table-column-properties style:column-width="16.999cm" style:rel-column-width="65535*"/>
    </style:style>
    <style:style style:name="Table4.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Table1" style:family="table">
      <style:table-properties style:width="16.999cm" table:align="margins" fo:keep-with-next="auto"/>
    </style:style>
    <style:style style:name="Table1.A" style:family="table-column">
      <style:table-column-properties style:column-width="16.999cm" style:rel-column-width="65535*"/>
    </style:style>
    <style:style style:name="Table1.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Table5" style:family="table">
      <style:table-properties style:width="16.999cm" table:align="margins"/>
    </style:style>
    <style:style style:name="Table5.A" style:family="table-column">
      <style:table-column-properties style:column-width="16.999cm" style:rel-column-width="65535*"/>
    </style:style>
    <style:style style:name="Table5.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Table6" style:family="table">
      <style:table-properties style:width="16.999cm" table:align="margins" fo:keep-with-next="always"/>
    </style:style>
    <style:style style:name="Table6.A" style:family="table-column">
      <style:table-column-properties style:column-width="16.999cm" style:rel-column-width="65535*"/>
    </style:style>
    <style:style style:name="Table6.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Table7" style:family="table">
      <style:table-properties style:width="16.999cm" table:align="margins" fo:keep-with-next="always"/>
    </style:style>
    <style:style style:name="Table7.A" style:family="table-column">
      <style:table-column-properties style:column-width="16.999cm" style:rel-column-width="65535*"/>
    </style:style>
    <style:style style:name="Table7.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Table8" style:family="table">
      <style:table-properties style:width="16.999cm" table:align="margins" fo:keep-with-next="always"/>
    </style:style>
    <style:style style:name="Table8.A" style:family="table-column">
      <style:table-column-properties style:column-width="8.498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fo:keep-with-next="auto"/>
    </style:style>
    <style:style style:name="Table9.A" style:family="table-column">
      <style:table-column-properties style:column-width="16.999cm" style:rel-column-width="65535*"/>
    </style:style>
    <style:style style:name="Table9.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Table18" style:family="table">
      <style:table-properties style:width="16.999cm" table:align="margins" fo:keep-with-next="always"/>
    </style:style>
    <style:style style:name="Table18.A" style:family="table-column">
      <style:table-column-properties style:column-width="16.999cm" style:rel-column-width="65535*"/>
    </style:style>
    <style:style style:name="Table18.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Table19" style:family="table">
      <style:table-properties style:width="16.999cm" table:align="margins"/>
    </style:style>
    <style:style style:name="Table19.A" style:family="table-column">
      <style:table-column-properties style:column-width="16.999cm" style:rel-column-width="65535*"/>
    </style:style>
    <style:style style:name="Table19.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Table11" style:family="table">
      <style:table-properties style:width="16.999cm" table:align="margins" fo:keep-with-next="auto"/>
    </style:style>
    <style:style style:name="Table11.A" style:family="table-column">
      <style:table-column-properties style:column-width="16.999cm" style:rel-column-width="65535*"/>
    </style:style>
    <style:style style:name="Table11.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Table12" style:family="table">
      <style:table-properties style:width="16.999cm" table:align="margins" fo:keep-with-next="auto"/>
    </style:style>
    <style:style style:name="Table12.A" style:family="table-column">
      <style:table-column-properties style:column-width="16.999cm" style:rel-column-width="65535*"/>
    </style:style>
    <style:style style:name="Table12.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Table14" style:family="table">
      <style:table-properties style:width="16.999cm" table:align="margins"/>
    </style:style>
    <style:style style:name="Table14.A" style:family="table-column">
      <style:table-column-properties style:column-width="16.999cm" style:rel-column-width="65535*"/>
    </style:style>
    <style:style style:name="Table14.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Table16" style:family="table">
      <style:table-properties style:width="16.999cm" table:align="margins"/>
    </style:style>
    <style:style style:name="Table16.A" style:family="table-column">
      <style:table-column-properties style:column-width="16.999cm" style:rel-column-width="65535*"/>
    </style:style>
    <style:style style:name="Table16.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Table15" style:family="table">
      <style:table-properties style:width="16.999cm" table:align="margins" fo:keep-with-next="always"/>
    </style:style>
    <style:style style:name="Table15.A" style:family="table-column">
      <style:table-column-properties style:column-width="16.999cm" style:rel-column-width="65535*"/>
    </style:style>
    <style:style style:name="Table15.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Table17" style:family="table">
      <style:table-properties style:width="16.999cm" table:align="margins" fo:keep-with-next="auto"/>
    </style:style>
    <style:style style:name="Table17.A" style:family="table-column">
      <style:table-column-properties style:column-width="16.999cm" style:rel-column-width="65535*"/>
    </style:style>
    <style:style style:name="Table17.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Table13" style:family="table">
      <style:table-properties style:width="16.999cm" table:align="margins" fo:keep-with-next="auto"/>
    </style:style>
    <style:style style:name="Table13.A" style:family="table-column">
      <style:table-column-properties style:column-width="16.999cm" style:rel-column-width="65535*"/>
    </style:style>
    <style:style style:name="Table13.A1" style:family="table-cell">
      <style:table-cell-properties fo:background-color="#e6e6e6" fo:padding="0.03cm" fo:border-left="0.002cm solid #000000" fo:border-right="0.002cm solid #000000" fo:border-top="0.002cm solid #000000" fo:border-bottom="none">
        <style:background-image/>
      </style:table-cell-properties>
    </style:style>
    <style:style style:name="P1" style:family="paragraph" style:parent-style-name="HC_5f_HeadingChapter" style:master-page-name="First_20_Pag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S_5f_Section" style:master-page-name="">
      <style:paragraph-properties fo:break-before="page"/>
    </style:style>
    <style:style style:name="P4" style:family="paragraph" style:parent-style-name="LB_5f_ListBullet" style:list-style-name="List_20_1"/>
    <style:style style:name="P5" style:family="paragraph" style:parent-style-name="Table_20_Contents">
      <style:paragraph-properties fo:text-align="start" style:justify-single-word="false"/>
      <style:text-properties fo:color="#800000" style:text-outline="false" style:text-line-through-styl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6" style:family="paragraph" style:parent-style-name="N_5f_Normal" style:master-page-name="">
      <style:paragraph-properties fo:keep-with-next="always"/>
    </style:style>
    <style:style style:name="P7" style:family="paragraph" style:parent-style-name="LBI_5f_ListBulletIndent" style:list-style-name="List_20_2"/>
    <style:style style:name="P8" style:family="paragraph" style:parent-style-name="N_5f_Normal" style:list-style-name="List_20_1"/>
    <style:style style:name="P9" style:family="paragraph" style:parent-style-name="C_5f_Code">
      <style:paragraph-properties fo:text-align="start" style:justify-single-word="false"/>
      <style:text-properties fo:color="#800000" style:text-outline="false" style:text-line-through-styl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10" style:family="paragraph" style:parent-style-name="LB_5f_ListBullet" style:list-style-name="List_20_1" style:master-page-name="">
      <style:paragraph-properties fo:widows="3"/>
    </style:style>
    <style:style style:name="T1" style:family="text">
      <style:text-properties fo:font-style="italic" style:font-style-asian="italic" style:font-style-complex="italic"/>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Listing"/>
      </text:sequence-decls>
      <text:h text:style-name="P1" text:outline-level="1">CHAPTER 1: Developing a Consumer with Celtix</text:h>
      <text:table-of-content text:style-name="Sect1" text:protected="true" text:name="Table of Contents1">
        <text:table-of-content-source text:outline-level="3" text:use-outline-level="false" text:use-index-source-styles="true" text:index-scope="chapter">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S_5f_Section"/>
          </text:index-source-styles>
        </text:table-of-content-source>
        <text:index-body>
          <text:index-title text:style-name="Sect2" text:name="Table of Contents1_Head">
            <text:p text:style-name="Contents_20_Heading">Table of Contents</text:p>
          </text:index-title>
          <text:p text:style-name="P2"><text:a xlink:type="simple" xlink:href="#0.0.Generating the Stub Code|outline" text:style-name="Default" text:visited-style-name="Default">Generating the Stub Code<text:tab/>2</text:a></text:p>
          <text:p text:style-name="P2"><text:a xlink:type="simple" xlink:href="#0.0.Implementing a Celtix Client|outline" text:style-name="Default" text:visited-style-name="Default">Implementing a Celtix Client<text:tab/>5</text:a></text:p>
          <text:p text:style-name="P2"><text:a xlink:type="simple" xlink:href="#0.0.Setting Connection Properties with Contexts|outline" text:style-name="Default" text:visited-style-name="Default">Setting Connection Properties with Contexts<text:tab/>8</text:a></text:p>
          <text:p text:style-name="P2"><text:a xlink:type="simple" xlink:href="#0.0.Asynchronous Invocation Model|outline" text:style-name="Default" text:visited-style-name="Default">Asynchronous Invocation Model<text:tab/>9</text:a></text:p>
        </text:index-body>
      </text:table-of-content>
      <text:h text:style-name="P3" text:outline-level="2">Generating the Stub Code</text:h>
      <text:p text:style-name="N_5f_Normal">The starting point for developing a service consumer (or client) in Celtix is a WSDL contract, complete with port type, binding, and service definitions. You can then use the <text:span text:style-name="Code_20_in_20_Text">wsdl2java</text:span> utility to generate the Java stub code from the WSDL contract. The stub code provides the supporting code that is required to invoke operations on the remote service.</text:p>
      <text:p text:style-name="N_5f_Normal">For Celtix clients, the <text:span text:style-name="Code_20_in_20_Text">wsdl2java</text:span> utility can generate the following kinds of code:</text:p>
      <text:list text:style-name="List_20_1">
        <text:list-item>
          <text:p text:style-name="P4">Stub code — supporting files for implementing a Celtix client.</text:p>
        </text:list-item>
        <text:list-item>
          <text:p text:style-name="P4">Client starting point code — sample client code that connects to the remote service and invokes every operation on the remote service.</text:p>
        </text:list-item>
        <text:list-item>
          <text:p text:style-name="P4">Ant build file — a <text:span text:style-name="Code_20_in_20_Text">build.xml</text:span> file intended for use with the <text:span text:style-name="Code_20_in_20_Text">ant</text:span> build utility. It has targets for building and for running the sample client application.</text:p>
        </text:list-item>
      </text:list>
      <text:h text:style-name="SS_5f_Subsection" text:outline-level="3">Basic HelloWorld WSDL contract</text:h>
      <text:p text:style-name="N_5f_Normal"><text:sequence-ref text:reference-format="category-and-value" text:ref-name="refListing0">Listing 1</text:sequence-ref> shows the HelloWorld WSDL contract. This contract defines a single port type, <text:span text:style-name="Code_20_in_20_Text">Greeter</text:span>, with a SOAP binding, <text:span text:style-name="Code_20_in_20_Text">Greeter_SOAPBinding</text:span>, and a service, <text:span text:style-name="Code_20_in_20_Text">SOAPService</text:span>, which has a single port, <text:span text:style-name="Code_20_in_20_Text">SoapPort</text:span>.</text:p>
      <table:table table:name="Table3" table:style-name="Table3">
        <table:table-column table:style-name="Table3.A"/>
        <table:table-row>
          <table:table-cell table:style-name="Table3.A1" office:value-type="string">
            <text:p text:style-name="P5">&lt;?xml version="1.0" encoding="UTF-8"?&gt;</text:p>
            <text:p text:style-name="P5">&lt;wsdl:definitions name="HelloWorld" targetNamespace="http://objectweb.org/hello_world_soap_http" </text:p>
            <text:p text:style-name="P5"><text:s text:c="4"/>xmlns="http://schemas.xmlsoap.org/wsdl/" </text:p>
            <text:p text:style-name="P5"><text:s text:c="4"/>xmlns:soap="http://schemas.xmlsoap.org/wsdl/soap/" </text:p>
            <text:p text:style-name="P5"><text:s text:c="4"/>xmlns:tns="http://objectweb.org/hello_world_soap_http"</text:p>
            <text:p text:style-name="P5"><text:s text:c="4"/>xmlns:x1="http://objectweb.org/hello_world_soap_http/types"</text:p>
            <text:p text:style-name="P5"><text:s text:c="4"/>xmlns:wsdl="http://schemas.xmlsoap.org/wsdl/" </text:p>
            <text:p text:style-name="P5"><text:s text:c="4"/>xmlns:xsd="http://www.w3.org/2001/XMLSchema"&gt;</text:p>
            <text:p text:style-name="P5"><text:s text:c="4"/>&lt;wsdl:types&gt;</text:p>
            <text:p text:style-name="P5"><text:s text:c="8"/>&lt;schema targetNamespace="http://objectweb.org/hello_world_soap_http/types" </text:p>
            <text:p text:style-name="P5"><text:s text:c="12"/>xmlns="http://www.w3.org/2001/XMLSchema"</text:p>
            <text:p text:style-name="P5"><text:s text:c="12"/>elementFormDefault="qualified"&gt;</text:p>
            <text:p text:style-name="P5"><text:s text:c="12"/>&lt;element name="sayHi"&gt;</text:p>
            <text:p text:style-name="P5"><text:s text:c="16"/>&lt;complexType/&gt;</text:p>
            <text:p text:style-name="P5"><text:s text:c="12"/>&lt;/element&gt;</text:p>
            <text:p text:style-name="P5"><text:s text:c="12"/>&lt;element name="sayHiResponse"&gt;</text:p>
            <text:p text:style-name="P5"><text:s text:c="16"/>&lt;complexType&gt;</text:p>
            <text:p text:style-name="P5"><text:s text:c="20"/>&lt;sequence&gt;</text:p>
            <text:p text:style-name="P5"><text:s text:c="24"/>&lt;element name="responseType" type="string"/&gt;</text:p>
            <text:p text:style-name="P5"><text:s text:c="20"/>&lt;/sequence&gt;</text:p>
            <text:p text:style-name="P5"><text:s text:c="16"/>&lt;/complexType&gt;</text:p>
            <text:p text:style-name="P5"><text:s text:c="12"/>&lt;/element&gt;</text:p>
            <text:p text:style-name="P5"><text:s text:c="12"/>&lt;element name="greetMe"&gt;</text:p>
            <text:p text:style-name="P5"><text:s text:c="16"/>&lt;complexType&gt;</text:p>
            <text:p text:style-name="P5"><text:s text:c="20"/>&lt;sequence&gt;</text:p>
            <text:p text:style-name="P5"><text:s text:c="24"/>&lt;element name="requestType" type="string"/&gt;</text:p>
            <text:p text:style-name="P5"><text:s text:c="20"/>&lt;/sequence&gt;</text:p>
            <text:p text:style-name="P5"><text:s text:c="16"/>&lt;/complexType&gt;</text:p>
            <text:p text:style-name="P5"><text:s text:c="12"/>&lt;/element&gt;</text:p>
            <text:p text:style-name="P5"><text:s text:c="12"/>&lt;element name="greetMeResponse"&gt;</text:p>
            <text:p text:style-name="P5"><text:s text:c="16"/>&lt;complexType&gt;</text:p>
            <text:p text:style-name="P5"><text:s text:c="20"/>&lt;sequence&gt;</text:p>
            <text:p text:style-name="P5"><text:s text:c="24"/>&lt;element name="responseType" type="string"/&gt;</text:p>
            <text:p text:style-name="P5"><text:s text:c="20"/>&lt;/sequence&gt;</text:p>
            <text:p text:style-name="P5"><text:s text:c="16"/>&lt;/complexType&gt;</text:p>
            <text:p text:style-name="P5"><text:s text:c="12"/>&lt;/element&gt;</text:p>
            <text:p text:style-name="P5"><text:s text:c="12"/>&lt;element name="greetMeOneWay"&gt;</text:p>
            <text:p text:style-name="P5"><text:s text:c="16"/>&lt;complexType&gt;</text:p>
            <text:p text:style-name="P5"><text:s text:c="20"/>&lt;sequence&gt;</text:p>
            <text:p text:style-name="P5"><text:s text:c="24"/>&lt;element name="requestType" type="string"/&gt;</text:p>
            <text:p text:style-name="P5"><text:s text:c="20"/>&lt;/sequence&gt;</text:p>
            <text:p text:style-name="P5"><text:s text:c="16"/>&lt;/complexType&gt;</text:p>
            <text:p text:style-name="P5"><text:s text:c="12"/>&lt;/element&gt;</text:p>
            <text:p text:style-name="P5"><text:s text:c="12"/>&lt;element name="pingMe"&gt;</text:p>
            <text:p text:style-name="P5"><text:s text:c="16"/>&lt;complexType/&gt;</text:p>
            <text:p text:style-name="P5"><text:s text:c="12"/>&lt;/element&gt;</text:p>
            <text:p text:style-name="P5"><text:s text:c="12"/>&lt;element name="pingMeResponse"&gt;</text:p>
            <text:p text:style-name="P5"><text:s text:c="16"/>&lt;complexType/&gt;</text:p>
            <text:p text:style-name="P5"><text:s text:c="12"/>&lt;/element&gt;</text:p>
            <text:p text:style-name="P5"><text:s text:c="12"/>&lt;element name="faultDetail"&gt;</text:p>
            <text:p text:style-name="P5"><text:s text:c="16"/>&lt;complexType&gt;</text:p>
            <text:p text:style-name="P5"><text:s text:c="20"/>&lt;sequence&gt;</text:p>
            <text:p text:style-name="P5"><text:s text:c="24"/>&lt;element name="minor" type="short"/&gt;</text:p>
            <text:p text:style-name="P5"><text:s text:c="24"/>&lt;element name="major" type="short"/&gt;</text:p>
            <text:p text:style-name="P5"><text:s text:c="20"/>&lt;/sequence&gt;</text:p>
            <text:p text:style-name="P5"><text:s text:c="16"/>&lt;/complexType&gt;</text:p>
            <text:p text:style-name="P5"><text:s text:c="12"/>&lt;/element&gt;</text:p>
            <text:p text:style-name="P5"><text:s text:c="8"/>&lt;/schema&gt;</text:p>
            <text:p text:style-name="P5"><text:s text:c="4"/>&lt;/wsdl:types&gt;</text:p>
            <text:p text:style-name="P5"/>
            <text:p text:style-name="P5"><text:s text:c="4"/>&lt;wsdl:message name="sayHiRequest"&gt;</text:p>
            <text:p text:style-name="P5"><text:s text:c="8"/>&lt;wsdl:part element="x1:sayHi" name="in"/&gt;</text:p>
            <text:p text:style-name="P5"><text:s text:c="4"/>&lt;/wsdl:message&gt;</text:p>
            <text:p text:style-name="P5"><text:s text:c="4"/>&lt;wsdl:message name="sayHiResponse"&gt;</text:p>
            <text:p text:style-name="P5"><text:s text:c="8"/>&lt;wsdl:part element="x1:sayHiResponse" name="out"/&gt;</text:p>
            <text:p text:style-name="P5"><text:s text:c="4"/>&lt;/wsdl:message&gt;</text:p>
            <text:p text:style-name="P5"><text:s text:c="4"/>&lt;wsdl:message name="greetMeRequest"&gt;</text:p>
            <text:p text:style-name="P5"><text:s text:c="8"/>&lt;wsdl:part element="x1:greetMe" name="in"/&gt;</text:p>
            <text:p text:style-name="P5"><text:s text:c="4"/>&lt;/wsdl:message&gt;</text:p>
            <text:p text:style-name="P5"><text:s text:c="4"/>&lt;wsdl:message name="greetMeResponse"&gt;</text:p>
            <text:p text:style-name="P5"><text:s text:c="8"/>&lt;wsdl:part element="x1:greetMeResponse" name="out"/&gt;</text:p>
            <text:p text:style-name="P5"><text:s text:c="4"/>&lt;/wsdl:message&gt;</text:p>
            <text:p text:style-name="P5"><text:s text:c="4"/>&lt;wsdl:message name="greetMeOneWayRequest"&gt;</text:p>
            <text:p text:style-name="P5"><text:s text:c="8"/>&lt;wsdl:part element="x1:greetMeOneWay" name="in"/&gt;</text:p>
            <text:p text:style-name="P5"><text:s text:c="4"/>&lt;/wsdl:message&gt;</text:p>
            <text:p text:style-name="P5"><text:s text:c="4"/>&lt;wsdl:message name="pingMeRequest"&gt;</text:p>
            <text:p text:style-name="P5"><text:s text:c="8"/>&lt;wsdl:part name="in" element="x1:pingMe"/&gt;</text:p>
            <text:p text:style-name="P5"><text:s text:c="4"/>&lt;/wsdl:message&gt;</text:p>
            <text:p text:style-name="P5"><text:s text:c="4"/>&lt;wsdl:message name="pingMeResponse"&gt;</text:p>
            <text:p text:style-name="P5"><text:s text:c="8"/>&lt;wsdl:part name="out" element="x1:pingMeResponse"/&gt;</text:p>
            <text:p text:style-name="P5"><text:s text:c="4"/>&lt;/wsdl:message&gt;<text:tab/><text:tab/></text:p>
            <text:p text:style-name="P5"><text:s text:c="4"/>&lt;wsdl:message name="pingMeFault"&gt;</text:p>
            <text:p text:style-name="P5"><text:s text:c="8"/>&lt;wsdl:part name="faultDetail" element="x1:faultDetail"/&gt;</text:p>
            <text:p text:style-name="P5"><text:s text:c="4"/>&lt;/wsdl:message&gt;</text:p>
            <text:p text:style-name="P5"/>
            <text:p text:style-name="P5"><text:s text:c="4"/>&lt;wsdl:portType name="Greeter"&gt;</text:p>
            <text:p text:style-name="P5"><text:s text:c="8"/>&lt;wsdl:operation name="sayHi"&gt;</text:p>
            <text:p text:style-name="P5"><text:s text:c="12"/>&lt;wsdl:input message="tns:sayHiRequest" name="sayHiRequest"/&gt;</text:p>
            <text:p text:style-name="P5"><text:s text:c="12"/>&lt;wsdl:output message="tns:sayHiResponse" name="sayHiResponse"/&gt;</text:p>
            <text:p text:style-name="P5"><text:s text:c="8"/>&lt;/wsdl:operation&gt;</text:p>
            <text:p text:style-name="P5"><text:s text:c="8"/></text:p>
            <text:p text:style-name="P5"><text:s text:c="8"/>&lt;wsdl:operation name="greetMe"&gt;</text:p>
            <text:p text:style-name="P5"><text:s text:c="12"/>&lt;wsdl:input message="tns:greetMeRequest" name="greetMeRequest"/&gt;</text:p>
            <text:p text:style-name="P5"><text:s text:c="12"/>&lt;wsdl:output message="tns:greetMeResponse" name="greetMeResponse"/&gt;</text:p>
            <text:p text:style-name="P5"><text:s text:c="8"/>&lt;/wsdl:operation&gt;</text:p>
            <text:p text:style-name="P5"><text:s text:c="8"/></text:p>
            <text:p text:style-name="P5"><text:s text:c="8"/>&lt;wsdl:operation name="greetMeOneWay"&gt;</text:p>
            <text:p text:style-name="P5"><text:s text:c="12"/>&lt;wsdl:input message="tns:greetMeOneWayRequest" name="greetMeOneWayRequest"/&gt;</text:p>
            <text:p text:style-name="P5"><text:s text:c="8"/>&lt;/wsdl:operation&gt;</text:p>
            <text:p text:style-name="P5"/>
            <text:p text:style-name="P5"><text:s text:c="8"/>&lt;wsdl:operation name="pingMe"&gt;</text:p>
            <text:p text:style-name="P5"><text:s text:c="12"/>&lt;wsdl:input name="pingMeRequest" message="tns:pingMeRequest"/&gt;</text:p>
            <text:p text:style-name="P5"><text:s text:c="12"/>&lt;wsdl:output name="pingMeResponse" message="tns:pingMeResponse"/&gt;</text:p>
            <text:p text:style-name="P5"><text:s text:c="12"/>&lt;wsdl:fault name="pingMeFault" message="tns:pingMeFault"/&gt;</text:p>
            <text:p text:style-name="P5"><text:s text:c="8"/>&lt;/wsdl:operation&gt; </text:p>
            <text:p text:style-name="P5"><text:s text:c="4"/>&lt;/wsdl:portType&gt;</text:p>
            <text:p text:style-name="P5"/>
            <text:p text:style-name="P5"><text:s text:c="4"/>&lt;wsdl:binding name="Greeter_SOAPBinding" type="tns:Greeter"&gt;</text:p>
            <text:p text:style-name="P5"><text:s text:c="8"/>...</text:p>
            <text:p text:style-name="P5"><text:s text:c="4"/>&lt;/wsdl:binding&gt;</text:p>
            <text:p text:style-name="P5"><text:s text:c="4"/>&lt;wsdl:service name="SOAPService"&gt;</text:p>
            <text:p text:style-name="P5"><text:s text:c="8"/>&lt;wsdl:port binding="tns:Greeter_SOAPBinding" name="SoapPort"&gt;</text:p>
            <text:p text:style-name="P5"><text:s text:c="12"/>&lt;soap:address location="http://localhost:9000/SoapContext/SoapPort"/&gt;</text:p>
            <text:p text:style-name="P5"><text:s text:c="8"/>&lt;/wsdl:port&gt;</text:p>
            <text:p text:style-name="P5"><text:s text:c="4"/>&lt;/wsdl:service&gt;</text:p>
            <text:p text:style-name="P5">&lt;/wsdl:definitions&gt;</text:p>
          </table:table-cell>
        </table:table-row>
      </table:table>
      <text:p text:style-name="Listing">Listing <text:sequence text:ref-name="refListing0" text:name="Listing" text:formula="ooow:Listing+1" style:num-format="1">1</text:sequence>: HelloWorld WSDL Contract</text:p>
      <text:p text:style-name="P6">The <text:span text:style-name="Code_20_in_20_Text">Greeter</text:span> port type from <text:sequence-ref text:reference-format="category-and-value" text:ref-name="refListing0">Listing 1</text:sequence-ref> defines the following WSDL operations:</text:p>
      <text:list text:style-name="List_20_1">
        <text:list-item>
          <text:p text:style-name="P4"><text:span text:style-name="Code_20_in_20_Text">sayHi </text:span>— has a single output parameter, of <text:span text:style-name="Code_20_in_20_Text">xsd:string</text:span> type.</text:p>
        </text:list-item>
        <text:list-item>
          <text:p text:style-name="P4"><text:span text:style-name="Code_20_in_20_Text">greetMe </text:span>— has an input parameter, of <text:span text:style-name="Code_20_in_20_Text">xsd:string</text:span> type, and an output parameter, of <text:span text:style-name="Code_20_in_20_Text">xsd:string </text:span>type.</text:p>
        </text:list-item>
        <text:list-item>
          <text:p text:style-name="P4"><text:span text:style-name="Code_20_in_20_Text">greetMeOneWay </text:span>— has a single input parameter, of <text:span text:style-name="Code_20_in_20_Text">xsd:string</text:span> type. Because this operation has no output parameters, Celtix can optimize this call to be a oneway invocation (that is, the client does not wait for a response from the server).</text:p>
        </text:list-item>
        <text:list-item>
          <text:p text:style-name="P4"><text:span text:style-name="Code_20_in_20_Text">pingMe </text:span>— has no input parameters and no output parameters, but it can raise a fault exception.</text:p>
        </text:list-item>
      </text:list>
      <text:p text:style-name="N_5f_Normal"><text:sequence-ref text:reference-format="category-and-value" text:ref-name="refListing0">Listing 1</text:sequence-ref> also defines a binding, <text:span text:style-name="Code_20_in_20_Text">Greeter_SOAPBinding</text:span>, for the SOAP protocol. In practice, the binding is normally generated automatically — for example, by running either of the Celtix <text:span text:style-name="Code_20_in_20_Text">wsdl2soap</text:span> or <text:span text:style-name="Code_20_in_20_Text">wsdl2xml</text:span> utilities. Likewise, the <text:span text:style-name="Code_20_in_20_Text">SOAPService</text:span> service can be generated automatically by running the Celtix <text:span text:style-name="Code_20_in_20_Text">wsdl2service</text:span> utility.</text:p>
      <text:h text:style-name="SS_5f_Subsection" text:outline-level="3">Generating the Stub Code</text:h>
      <text:p text:style-name="N_5f_Normal">After defining the WSDL contract, you can generate client code using the Celtix <text:span text:style-name="Code_20_in_20_Text">wsdl2java</text:span> utility. Enter the following command at a command-line prompt:</text:p>
      <text:p text:style-name="C_5f_Code">wsdl2java -ant -client -d <text:span text:style-name="Code_20_Emphasis">ClientDir</text:span> hello_world.wsdl</text:p>
      <text:p text:style-name="N_5f_Normal">Where <text:span text:style-name="Code_20_Emphasis">ClientDir</text:span> is the location of a directory where you would like to put the generated files and <text:span text:style-name="Code_20_in_20_Text">hello_world.wsdl</text:span> is a file containing the contract shown in <text:sequence-ref text:reference-format="category-and-value" text:ref-name="refListing0">Listing 1</text:sequence-ref>. The <text:span text:style-name="Code_20_in_20_Text">-ant</text:span> option generates an ant <text:span text:style-name="Code_20_in_20_Text">build.xml</text:span> file, for use with the <text:span text:style-name="Code_20_in_20_Text">ant</text:span> build utility. The <text:span text:style-name="Code_20_in_20_Text">-client</text:span> option generates starting point code for a client <text:span text:style-name="Code_20_in_20_Text">main()</text:span> function.</text:p>
      <text:p text:style-name="N_5f_Normal">The preceding <text:span text:style-name="Code_20_in_20_Text">wsdl2java</text:span> command generates the following Java packages:</text:p>
      <text:list text:style-name="List_20_1">
        <text:list-item>
          <text:p text:style-name="P4"><text:span text:style-name="Code_20_in_20_Text">org.objectweb.hello_world_soap_http</text:span></text:p>
        </text:list-item>
      </text:list>
      <text:p text:style-name="LC_5f_ListContinue">This package name is generated from the <text:span text:style-name="Code_20_in_20_Text">http://objectweb.org/hello_world_soap_http</text:span> target namespace. All of the WSDL entities defined in this target namespace (for example, the <text:span text:style-name="Code_20_in_20_Text">Greeter</text:span> port type and the <text:span text:style-name="Code_20_in_20_Text">SOAPService</text:span> service) map to Java classes in the corresponding Java package.</text:p>
      <text:list text:style-name="List_20_1">
        <text:list-item>
          <text:p text:style-name="P4"><text:span text:style-name="Code_20_in_20_Text">org.objectweb.hello_world_soap_http.types</text:span></text:p>
        </text:list-item>
      </text:list>
      <text:p text:style-name="LC_5f_ListContinue">This package name is generated from the <text:span text:style-name="Code_20_in_20_Text">http://objectweb.org/hello_world_soap_http/types</text:span> target namespace. All of the XML types defined in this target namespace (that is, everything defined in the <text:span text:style-name="Code_20_in_20_Text">wsdl:types</text:span> element of the HelloWorld contract) map to Java classes in the corresponding Java package.</text:p>
      <text:p text:style-name="N_5f_Normal">The stub files generated by the <text:span text:style-name="Code_20_in_20_Text">wsdl2java</text:span> command fall into the following categories:</text:p>
      <text:list text:style-name="List_20_1">
        <text:list-item>
          <text:p text:style-name="P4">Classes representing WSDL entities (in the <text:span text:style-name="Code_20_in_20_Text">org.objectweb.hello_world_soap_http</text:span> package) — the following classes are generated to represent WSDL entities:</text:p>
        </text:list-item>
      </text:list>
      <text:list text:style-name="List_20_2">
        <text:list-item>
          <text:p text:style-name="P7"><text:span text:style-name="Code_20_in_20_Text">Greeter</text:span> is a Java interface that represents the <text:span text:style-name="Code_20_in_20_Text">Greeter</text:span> WSDL port type. In JAX-WS terminology, this Java interface is a <text:span text:style-name="T1">service endpoint interface</text:span>.</text:p>
        </text:list-item>
        <text:list-item>
          <text:p text:style-name="P7"><text:span text:style-name="Code_20_in_20_Text">SOAPService</text:span> is a Java class that represents the <text:span text:style-name="Code_20_in_20_Text">SOAPService</text:span> WSDL service element.</text:p>
        </text:list-item>
        <text:list-item>
          <text:p text:style-name="P7"><text:span text:style-name="Code_20_in_20_Text">PingMeFault</text:span> is a Java exception class (extending <text:span text:style-name="Code_20_in_20_Text">java.lang.Exception</text:span>) that represents the <text:span text:style-name="Code_20_in_20_Text">pingMeFault</text:span> WSDL fault element.</text:p>
        </text:list-item>
      </text:list>
      <text:list text:style-name="List_20_1">
        <text:list-item>
          <text:p text:style-name="P4">Classes representing XML types (in the <text:span text:style-name="Code_20_in_20_Text">org.objectweb.hello_world_soap_http.types</text:span> package) — in the HelloWorld example, the only generated types are the various wrappers for the request and reply messages. Some of these data types are useful for the asynchronous invocation model.</text:p>
        </text:list-item>
      </text:list>
      <text:h text:style-name="S_5f_Section" text:outline-level="2">Implementing a Celtix Client</text:h>
      <text:p text:style-name="N_5f_Normal">This section describes how to write the code for a simple Java client, based on the WSDL contract from <text:sequence-ref text:reference-format="category-and-value" text:ref-name="refListing0">Listing 1</text:sequence-ref>. To implement the client, you need to use the following stub classes:</text:p>
      <text:list text:style-name="List_20_1">
        <text:list-item>
          <text:p text:style-name="P4">Service class (that is, <text:span text:style-name="Code_20_in_20_Text">SOAPService</text:span>).</text:p>
        </text:list-item>
        <text:list-item>
          <text:p text:style-name="P4">Service endpoint interface (that is, <text:span text:style-name="Code_20_in_20_Text">Greeter</text:span>).</text:p>
        </text:list-item>
      </text:list>
      <text:h text:style-name="SS_5f_Subsection" text:outline-level="3">Generated Service Class</text:h>
      <text:p text:style-name="N_5f_Normal"><text:sequence-ref text:reference-format="category-and-value" text:ref-name="refListing1">Listing 2</text:sequence-ref> shows the typical outline a generated service class, <text:span text:style-name="Code_20_Emphasis">ServiceName</text:span>, which extends the <text:span text:style-name="Code_20_in_20_Text">javax.xml.ws.Service</text:span> base class.</text:p>
      <table:table table:name="Table2" table:style-name="Table2">
        <table:table-column table:style-name="Table2.A"/>
        <table:table-row>
          <table:table-cell table:style-name="Table2.A1" office:value-type="string">
            <text:p text:style-name="P5">// Java</text:p>
            <text:p text:style-name="P5">public class <text:span text:style-name="Code_20_Emphasis">ServiceName</text:span> extends javax.xml.ws.Service {</text:p>
            <text:p text:style-name="P5"/>
            <text:p text:style-name="P5"><text:s text:c="4"/>...</text:p>
            <text:p text:style-name="P5"><text:s text:c="4"/>public <text:span text:style-name="Code_20_Emphasis">ServiceName</text:span>(URL wsdlLocation, QName serviceName) { }</text:p>
            <text:p text:style-name="P5"/>
            <text:p text:style-name="P5"><text:s text:c="4"/>public <text:span text:style-name="Code_20_Emphasis">ServiceName</text:span>() { }</text:p>
            <text:p text:style-name="P5"/>
            <text:p text:style-name="P5"><text:s text:c="4"/>public Greeter get<text:span text:style-name="Code_20_Emphasis">PortName</text:span>() { }</text:p>
            <text:p text:style-name="P5"><text:s text:c="4"/>.</text:p>
            <text:p text:style-name="P5"><text:s text:c="4"/>.</text:p>
            <text:p text:style-name="P5"><text:s text:c="4"/>.</text:p>
            <text:p text:style-name="P5">}</text:p>
          </table:table-cell>
        </table:table-row>
      </table:table>
      <text:p text:style-name="Listing">Listing <text:sequence text:ref-name="refListing1" text:name="Listing" text:formula="ooow:Listing+1" style:num-format="1">2</text:sequence>: Outline of a Generated Service Class</text:p>
      <text:p text:style-name="N_5f_Normal">The <text:span text:style-name="Code_20_Emphasis">ServiceName</text:span> class in <text:sequence-ref text:reference-format="category-and-value" text:ref-name="refListing1">Listing 2</text:sequence-ref> defines the following methods:</text:p>
      <text:list text:style-name="List_20_1">
        <text:list-item>
          <text:p text:style-name="P4">Constructor methods — the following forms of constructor are defined:</text:p>
        </text:list-item>
      </text:list>
      <text:list text:style-name="List_20_2">
        <text:list-item>
          <text:p text:style-name="P7"><text:span text:style-name="Code_20_Emphasis">ServiceName</text:span><text:span text:style-name="Code_20_in_20_Text">(URL wsdlLocation, QName serviceName)</text:span> constructs a service object based on the data in the <text:span text:style-name="Code_20_in_20_Text">serviceName</text:span> service in the WSDL contract that is obtainable from <text:span text:style-name="Code_20_in_20_Text">wsdlLocation</text:span>.</text:p>
        </text:list-item>
        <text:list-item>
          <text:p text:style-name="P7"><text:span text:style-name="Code_20_Emphasis">ServiceName</text:span><text:span text:style-name="Code_20_in_20_Text">()</text:span> is the default constructor, which constructs a service object based on the service name and WSDL contract that were provided at the time the stub code was generated (for example, when running the Celtix <text:span text:style-name="Code_20_in_20_Text">wsdl2java</text:span> command). Using this constructor presupposes that the WSDL contract remains available at its original location.</text:p>
        </text:list-item>
      </text:list>
      <text:list text:style-name="List_20_1">
        <text:list-item>
          <text:p text:style-name="P4"><text:span text:style-name="Code_20_in_20_Text">get</text:span><text:span text:style-name="Code_20_in_20_Text"><text:span text:style-name="Code_20_Emphasis">PortName</text:span></text:span><text:span text:style-name="Code_20_in_20_Text">()</text:span> methods — for every <text:span text:style-name="Code_20_Emphasis">PortName</text:span> port defined on the <text:span text:style-name="Code_20_Emphasis">ServiceName</text:span> service, Celtix generates a corresponding <text:span text:style-name="Code_20_in_20_Text">get</text:span><text:span text:style-name="Code_20_in_20_Text"><text:span text:style-name="Code_20_Emphasis">PortName</text:span></text:span><text:span text:style-name="Code_20_in_20_Text">()</text:span> method in Java. Therefore, a <text:span text:style-name="Code_20_in_20_Text">wsdl:service</text:span> element that defines multiple ports will generate a service class with multiple <text:span text:style-name="Code_20_in_20_Text">get</text:span><text:span text:style-name="Code_20_in_20_Text"><text:span text:style-name="Code_20_Emphasis">PortName</text:span></text:span><text:span text:style-name="Code_20_in_20_Text">()</text:span> methods.</text:p>
        </text:list-item>
      </text:list>
      <text:h text:style-name="SS_5f_Subsection" text:outline-level="3">Service Endpoint Interface</text:h>
      <text:p text:style-name="N_5f_Normal">For every port type defined in the original WSDL contract, you can generate a corresponding <text:span text:style-name="T1">service endpoint interface</text:span> in Java. A service endpoint interface is the Java mapping of a WSDL port type. Each operation defined in the original WSDL port type maps to a corresponding method in the service endpoint interface. The operation's parameters are mapped as follows:</text:p>
      <text:list text:style-name="List_20_1">
        <text:list-item>
          <text:p text:style-name="P8">The input parameters are mapped to method arguments.</text:p>
        </text:list-item>
        <text:list-item>
          <text:p text:style-name="P8">The first output parameter is mapped to a return value.</text:p>
        </text:list-item>
        <text:list-item>
          <text:p text:style-name="P8">If there is more than one output parameter, the second and subsequent output parameters map to method arguments (moreover, the values of these arguments must be passed using Holder types).</text:p>
        </text:list-item>
      </text:list>
      <text:p text:style-name="N_5f_Normal">For example, <text:sequence-ref text:reference-format="category-and-value" text:ref-name="refListing2">Listing 3</text:sequence-ref> shows the <text:span text:style-name="Code_20_in_20_Text">Greeter</text:span> service endpoint interface, which is generated from the <text:span text:style-name="Code_20_in_20_Text">Greeter</text:span> port type defined in <text:sequence-ref text:reference-format="category-and-value" text:ref-name="refListing0">Listing 1</text:sequence-ref>. For simplicity, <text:sequence-ref text:reference-format="category-and-value" text:ref-name="refListing2">Listing 3</text:sequence-ref> omits the standard JAXB and JAX-WS annotations.</text:p>
      <table:table table:name="Table4" table:style-name="Table4">
        <table:table-column table:style-name="Table4.A"/>
        <table:table-row>
          <table:table-cell table:style-name="Table4.A1" office:value-type="string">
            <text:p text:style-name="P5">// Java</text:p>
            <text:p text:style-name="P5">/* Generated by WSDLToJava Compiler. */</text:p>
            <text:p text:style-name="P5"/>
            <text:p text:style-name="P5">package org.objectweb.hello_world_soap_http;</text:p>
            <text:p text:style-name="P5">...</text:p>
            <text:p text:style-name="P5">public interface Greeter {</text:p>
            <text:p text:style-name="P5"><text:s text:c="4"/>public java.lang.String sayHi();</text:p>
            <text:p text:style-name="P5"/>
            <text:p text:style-name="P5"><text:s text:c="4"/>public java.lang.String greetMe(</text:p>
            <text:p text:style-name="P5"><text:s text:c="8"/>java.lang.String requestType</text:p>
            <text:p text:style-name="P5"><text:s text:c="4"/>);</text:p>
            <text:p text:style-name="P5"/>
            <text:p text:style-name="P5"><text:s text:c="4"/>public void greetMeOneWay(</text:p>
            <text:p text:style-name="P5"><text:s text:c="8"/>java.lang.String requestType</text:p>
            <text:p text:style-name="P5"><text:s text:c="4"/>);</text:p>
            <text:p text:style-name="P5"/>
            <text:p text:style-name="P5"><text:s text:c="4"/>public void pingMe() throws PingMeFault;</text:p>
            <text:p text:style-name="P5">}</text:p>
          </table:table-cell>
        </table:table-row>
      </table:table>
      <text:p text:style-name="Listing">Listing <text:sequence text:ref-name="refListing2" text:name="Listing" text:formula="ooow:Listing+1" style:num-format="1">3</text:sequence>: The Greeter Service Endpoint Interface</text:p>
      <text:h text:style-name="SS_5f_Subsection" text:outline-level="3">Client Main Function</text:h>
      <text:p text:style-name="N_5f_Normal"><text:sequence-ref text:reference-format="category-and-value" text:ref-name="refListing3">Listing 4</text:sequence-ref> shows the Java code that implements the HelloWorld client. In summary, the client connects to the <text:span text:style-name="Code_20_in_20_Text">SoapPort</text:span> port on the <text:span text:style-name="Code_20_in_20_Text">SOAPService</text:span> service and then proceeds to invoke each of the operations supported by the <text:span text:style-name="Code_20_in_20_Text">Greeter</text:span> port type.</text:p>
      <table:table table:name="Table1" table:style-name="Table1">
        <table:table-column table:style-name="Table1.A"/>
        <table:table-row>
          <table:table-cell table:style-name="Table1.A1" office:value-type="string">
            <text:p text:style-name="P5">// Java</text:p>
            <text:p text:style-name="P5">package demo.hw.client;</text:p>
            <text:p text:style-name="P5"/>
            <text:p text:style-name="P5">import java.io.File;</text:p>
            <text:p text:style-name="P5">import java.net.URL;</text:p>
            <text:p text:style-name="P5">import javax.xml.namespace.QName;</text:p>
            <text:p text:style-name="P5">import org.objectweb.hello_world_soap_http.Greeter;</text:p>
            <text:p text:style-name="P5">import org.objectweb.hello_world_soap_http.PingMeFault;</text:p>
            <text:p text:style-name="P5">import org.objectweb.hello_world_soap_http.SOAPService;</text:p>
            <text:p text:style-name="P5"/>
            <text:p text:style-name="P5">public final class Client {</text:p>
            <text:p text:style-name="P5"/>
            <text:p text:style-name="P5"><text:s text:c="4"/>private static final QName SERVICE_NAME </text:p>
            <text:p text:style-name="P5"><text:s text:c="8"/>= new QName("http://objectweb.org/hello_world_soap_http", "SOAPService");</text:p>
            <text:p text:style-name="P5"/>
            <text:p text:style-name="P5"/>
            <text:p text:style-name="P5"><text:s text:c="4"/>private Client() {</text:p>
            <text:p text:style-name="P5"><text:s text:c="4"/>} </text:p>
            <text:p text:style-name="P5"/>
            <text:p text:style-name="P5"><text:s text:c="4"/>public static void main(String args[]) throws Exception {</text:p>
            <text:p text:style-name="P5"><text:s text:c="8"/></text:p>
            <text:p text:style-name="P5"><text:s text:c="8"/>if (args.length == 0) { </text:p>
            <text:p text:style-name="P5"><text:s text:c="12"/>System.out.println("please specify wsdl");</text:p>
            <text:p text:style-name="P5"><text:s text:c="12"/>System.exit(1); </text:p>
            <text:p text:style-name="P5"><text:s text:c="8"/>}</text:p>
            <text:p text:style-name="P5"/>
            <text:p text:style-name="P5"><text:s text:c="8"/>URL wsdlURL;</text:p>
            <text:p text:style-name="P5"><text:s text:c="8"/>File wsdlFile = new File(args[0]);</text:p>
            <text:p text:style-name="P5"><text:s text:c="8"/>if (wsdlFile.exists()) {</text:p>
            <text:p text:style-name="P5"><text:s text:c="12"/>wsdlURL = wsdlFile.toURL();</text:p>
            <text:p text:style-name="P5"><text:s text:c="8"/>} else {</text:p>
            <text:p text:style-name="P5"><text:s text:c="12"/>wsdlURL = new URL(args[0]);</text:p>
            <text:p text:style-name="P5"><text:s text:c="8"/>}</text:p>
            <text:p text:style-name="P5"><text:s text:c="8"/></text:p>
            <text:p text:style-name="P5"><text:s text:c="8"/>System.out.println(wsdlURL);</text:p>
            <text:p text:style-name="P5"><text:s text:c="8"/>SOAPService ss = new SOAPService(wsdlURL, SERVICE_NAME);</text:p>
            <text:p text:style-name="P5"><text:s text:c="8"/>Greeter port = ss.getSoapPort();</text:p>
            <text:p text:style-name="P5"><text:s text:c="8"/>String resp; </text:p>
            <text:p text:style-name="P5"/>
            <text:p text:style-name="P5"><text:s text:c="8"/>System.out.println("Invoking sayHi...");</text:p>
            <text:p text:style-name="P5"><text:s text:c="8"/>resp = port.sayHi();</text:p>
            <text:p text:style-name="P5"><text:s text:c="8"/>System.out.println("Server responded with: " + resp);</text:p>
            <text:p text:style-name="P5"><text:s text:c="8"/>System.out.println();</text:p>
            <text:p text:style-name="P5"/>
            <text:p text:style-name="P5"><text:s text:c="8"/>System.out.println("Invoking greetMe...");</text:p>
            <text:p text:style-name="P5"><text:s text:c="8"/>resp = port.greetMe(System.getProperty("user.name"));</text:p>
            <text:p text:style-name="P5"><text:s text:c="8"/>System.out.println("Server responded with: " + resp);</text:p>
            <text:p text:style-name="P5"><text:s text:c="8"/>System.out.println();</text:p>
            <text:p text:style-name="P5"/>
            <text:p text:style-name="P5"><text:s text:c="8"/>System.out.println("Invoking greetMeOneWay...");</text:p>
            <text:p text:style-name="P5"><text:s text:c="8"/>port.greetMeOneWay(System.getProperty("user.name"));</text:p>
            <text:p text:style-name="P5"><text:s text:c="8"/>System.out.println("No response from server as method is OneWay");</text:p>
            <text:p text:style-name="P5"><text:s text:c="8"/>System.out.println();</text:p>
            <text:p text:style-name="P5"/>
            <text:p text:style-name="P5"><text:s text:c="8"/>try {</text:p>
            <text:p text:style-name="P5"><text:s text:c="12"/>System.out.println("Invoking pingMe, expecting exception...");</text:p>
            <text:p text:style-name="P5"><text:s text:c="12"/>port.pingMe();</text:p>
            <text:p text:style-name="P5"><text:s text:c="8"/>} catch (PingMeFault ex) {</text:p>
            <text:p text:style-name="P5"><text:s text:c="12"/>System.out.println("Expected exception: PingMeFault has occurred.");</text:p>
            <text:p text:style-name="P5"><text:s text:c="12"/>System.out.println(ex.toString());</text:p>
            <text:p text:style-name="P5"><text:s text:c="8"/>} <text:s text:c="9"/></text:p>
            <text:p text:style-name="P5"><text:s text:c="8"/>System.exit(0); </text:p>
            <text:p text:style-name="P5"><text:s text:c="4"/>}</text:p>
            <text:p text:style-name="P5"/>
            <text:p text:style-name="P5">}</text:p>
          </table:table-cell>
        </table:table-row>
      </table:table>
      <text:p text:style-name="Listing">Listing <text:sequence text:ref-name="refListing3" text:name="Listing" text:formula="ooow:Listing+1" style:num-format="1">4</text:sequence>: Client Implementation Code</text:p>
      <text:p text:style-name="N_5f_Normal">The <text:span text:style-name="Code_20_in_20_Text">Client.main()</text:span> function from <text:sequence-ref text:reference-format="category-and-value" text:ref-name="refListing3">Listing 4</text:sequence-ref> proceeds as follows:</text:p>
      <text:list text:style-name="List_20_1">
        <text:list-item>
          <text:p text:style-name="P4">The Celtix runtime is implicitly initialized — that is, provided the Celtix runtime classes are loaded. Hence, there is no need to call a special function in order to initialize Celtix.</text:p>
        </text:list-item>
        <text:list-item>
          <text:p text:style-name="P4">The client expects a single string argument that gives the location of the WSDL contract for HelloWorld. The WSDL location is stored in the variable, <text:span text:style-name="Code_20_in_20_Text">wsdlURL</text:span>.</text:p>
        </text:list-item>
        <text:list-item>
          <text:p text:style-name="P4">A new port object (which enables you to access the remote server endpoint) is created in two steps, as shown in the following code fragment:</text:p>
        </text:list-item>
      </text:list>
      <table:table table:name="Table5" table:style-name="Table5">
        <table:table-column table:style-name="Table5.A"/>
        <table:table-row>
          <table:table-cell table:style-name="Table5.A1" office:value-type="string">
            <text:p text:style-name="P5">// Java</text:p>
            <text:p text:style-name="P5"><text:s text:c="8"/>SOAPService ss = new SOAPService(wsdlURL, SERVICE_NAME);</text:p>
            <text:p text:style-name="P5"><text:s text:c="8"/>Greeter port = ss.getSoapPort();</text:p>
          </table:table-cell>
        </table:table-row>
      </table:table>
      <text:p text:style-name="LC_5f_ListContinue">To create a new port object, you first create a service object (passing in the WSDL location and service name) and then call the appropriate <text:span text:style-name="Code_20_in_20_Text">get</text:span><text:span text:style-name="Code_20_in_20_Text"><text:span text:style-name="Code_20_Emphasis">PortName</text:span></text:span><text:span text:style-name="Code_20_in_20_Text">()</text:span> method to obtain an instance of the particular port you need. In this case, the <text:span text:style-name="Code_20_in_20_Text">SOAPService</text:span> service supports only the <text:span text:style-name="Code_20_in_20_Text">SoapPort</text:span> port, which is of <text:span text:style-name="Code_20_in_20_Text">Greeter</text:span> type.</text:p>
      <text:list text:style-name="List_20_1">
        <text:list-item>
          <text:p text:style-name="P4">The client proceeds to call each of the methods supported by the <text:span text:style-name="Code_20_in_20_Text">Greeter</text:span> service endpoint interface.</text:p>
        </text:list-item>
        <text:list-item>
          <text:p text:style-name="P4">In the case of the <text:span text:style-name="Code_20_in_20_Text">pingMe()</text:span> operation, the example code shows how to catch the <text:span text:style-name="Code_20_in_20_Text">PingMeFault</text:span> fault exception.</text:p>
        </text:list-item>
      </text:list>
      <text:h text:style-name="S_5f_Section" text:outline-level="2">Setting Connection Properties with Contexts</text:h>
      <text:p text:style-name="N_5f_Normal">You can use JAX-WS contexts to customize the properties of a client proxy. In particular, contexts can be used to modify connection properties and to send data in protocol headers. For example, you could use contexts to add a SOAP header, either to a request message or to a response message. The following types of context are supported on the client side:</text:p>
      <text:list text:style-name="List_20_1">
        <text:list-item>
          <text:p text:style-name="P4">Request context — on the client side, the <text:span text:style-name="T1">request context</text:span> enables you to set properties that affect outbound messages. Request context properties are applied to a specific port instance and, once set, the properties affect every subsequent operation invocation made on the port, until such time as a property is explicitly cleared. For example, you might use a request context property to set a connection timeout or to initialize data for sending in a header.</text:p>
        </text:list-item>
        <text:list-item>
          <text:p text:style-name="P4">Response context — on the client side, you can access the <text:span text:style-name="T1">response context</text:span> to read the property values set by the inbound message from the last operation invocation. Response context properties are reset after every operation invocation. For example, you might access a response context property to read header information received from the last inbound message.</text:p>
        </text:list-item>
      </text:list>
      <text:h text:style-name="SS_5f_Subsection" text:outline-level="3">Setting a Request Context</text:h>
      <text:p text:style-name="N_5f_Normal">To set a particular request context property, <text:span text:style-name="Code_20_Emphasis">ContextPropertyName</text:span>, to the value, <text:span text:style-name="Code_20_Emphasis">PropertyValue</text:span>, use the code shown in <text:sequence-ref text:reference-format="category-and-value" text:ref-name="refListing4">Listing 5</text:sequence-ref>.</text:p>
      <table:table table:name="Table6" table:style-name="Table6">
        <table:table-column table:style-name="Table6.A"/>
        <table:table-row>
          <table:table-cell table:style-name="Table6.A1" office:value-type="string">
            <text:p text:style-name="P5">// Java</text:p>
            <text:p text:style-name="P5">// Set request context property.</text:p>
            <text:p text:style-name="P5">java.util.Map&lt;String, Object&gt; requestContext =</text:p>
            <text:p text:style-name="P5"><text:s text:c="4"/>((javax.xml.ws.BindingProvider)port).getRequestContext();</text:p>
            <text:p text:style-name="P5">requestContext.put(<text:span text:style-name="Code_20_Emphasis">ContextPropertyName</text:span>, <text:span text:style-name="Code_20_Emphasis">PropertyValue</text:span>);</text:p>
            <text:p text:style-name="P5"/>
            <text:p text:style-name="P5">// Invoke an operation.</text:p>
            <text:p text:style-name="P5">port.<text:span text:style-name="Code_20_Emphasis">SomeOperation</text:span>();</text:p>
          </table:table-cell>
        </table:table-row>
      </table:table>
      <text:p text:style-name="Listing">Listing <text:sequence text:ref-name="refListing4" text:name="Listing" text:formula="ooow:Listing+1" style:num-format="1">5</text:sequence>: Setting a Request Context Property on the Client Side</text:p>
      <text:p text:style-name="N_5f_Normal">You have to cast the port object to <text:span text:style-name="Code_20_in_20_Text">javax.xml.ws.BindingProvider</text:span> type in order to access the request context. The request context itself is of type, <text:span text:style-name="Code_20_in_20_Text">java.util.Map&lt;String, Object&gt;</text:span>, which is a hash map that has keys of <text:span text:style-name="Code_20_in_20_Text">String</text:span> type and values of arbitrary type. Use the <text:span text:style-name="Code_20_in_20_Text">java.util.Map.put()</text:span> method to create a new entry in the hash map.</text:p>
      <text:h text:style-name="SS_5f_Subsection" text:outline-level="3">Reading a Response Context</text:h>
      <text:p text:style-name="N_5f_Normal">To retrieve a particular response context property, <text:span text:style-name="Code_20_Emphasis">ContextPropertyName</text:span>, use the code shown in <text:sequence-ref text:reference-format="category-and-value" text:ref-name="refListing5">Listing 6</text:sequence-ref>.</text:p>
      <table:table table:name="Table7" table:style-name="Table7">
        <table:table-column table:style-name="Table7.A"/>
        <table:table-row>
          <table:table-cell table:style-name="Table7.A1" office:value-type="string">
            <text:p text:style-name="P5">// Java</text:p>
            <text:p text:style-name="P5">// Invoke an operation.</text:p>
            <text:p text:style-name="P5">port.<text:span text:style-name="Code_20_Emphasis">SomeOperation</text:span>();</text:p>
            <text:p text:style-name="P5"/>
            <text:p text:style-name="P5">// Read response context property.</text:p>
            <text:p text:style-name="P5">java.util.Map&lt;String, Object&gt; responseContext =</text:p>
            <text:p text:style-name="P5"><text:s text:c="4"/>((javax.xml.ws.BindingProvider)port).getResponseContext();</text:p>
            <text:p text:style-name="P5"><text:span text:style-name="Code_20_Emphasis">PropertyType</text:span> propValue = (<text:span text:style-name="Code_20_Emphasis">PropertyType</text:span>) responseContext.get(<text:span text:style-name="Code_20_Emphasis">ContextPropertyName</text:span>);</text:p>
          </table:table-cell>
        </table:table-row>
      </table:table>
      <text:p text:style-name="Listing">Listing <text:sequence text:ref-name="refListing5" text:name="Listing" text:formula="ooow:Listing+1" style:num-format="1">6</text:sequence>: Reading a Response Context Property on the Client Side</text:p>
      <text:p text:style-name="N_5f_Normal">The response context is of type, <text:span text:style-name="Code_20_in_20_Text">java.util.Map&lt;String, Object&gt;</text:span>, which is a hash map that has keys of <text:span text:style-name="Code_20_in_20_Text">String</text:span> type and values of arbitrary type. Use the <text:span text:style-name="Code_20_in_20_Text">java.util.Map.get()</text:span> method to access an entry in the hash map of response context properties.</text:p>
      <text:h text:style-name="SS_5f_Subsection" text:outline-level="3">Contexts Supported by Celtix</text:h>
      <text:p text:style-name="N_5f_Normal">Celtix supports the following context properties:</text:p>
      <table:table table:name="Table8" table:style-name="Table8">
        <table:table-column table:style-name="Table8.A"/>
        <table:table-column table:style-name="Table8.B"/>
        <table:table-header-rows>
          <table:table-row>
            <table:table-cell table:style-name="Table8.A1" office:value-type="string">
              <text:p text:style-name="Table_20_Heading">Context Property Name</text:p>
            </table:table-cell>
            <table:table-cell table:style-name="Table8.B1" office:value-type="string">
              <text:p text:style-name="Table_20_Heading">Context Property Type</text:p>
            </table:table-cell>
          </table:table-row>
        </table:table-header-rows>
        <table:table-row>
          <table:table-cell table:style-name="Table8.A2" office:value-type="string">
            <text:p text:style-name="Table_20_Contents"><text:span text:style-name="Code_20_in_20_Text">org.objectweb.celtix.ws.addressing.JAXWSAConstants.CLIENT_ADDRESSING_PROPERTIES</text:span></text:p>
          </table:table-cell>
          <table:table-cell table:style-name="Table8.B2" office:value-type="string">
            <text:p text:style-name="Table_20_Contents"><text:span text:style-name="Code_20_in_20_Text">org.objectweb.celtix.ws.addressing.AddressingProperties</text:span></text:p>
          </table:table-cell>
        </table:table-row>
      </table:table>
      <text:p text:style-name="Table">Table <text:sequence text:ref-name="refTable0" text:name="Table" text:formula="ooow:Table+1" style:num-format="1">1</text:sequence>: Celtix Context Properties</text:p>
      <text:p text:style-name="N_5f_Normal">[REVISIT – What is the complete list of context properties?]</text:p>
      <text:p text:style-name="N_5f_Normal">[Example – maybe not included for now?]</text:p>
      <text:h text:style-name="S_5f_Section" text:outline-level="2">Asynchronous Invocation Model</text:h>
      <text:p text:style-name="N_5f_Normal">In addition to the usual synchronous mode of invocation, Celtix also supports two forms of asynchronous invocation, as follows:</text:p>
      <text:list text:style-name="List_20_1">
        <text:list-item>
          <text:p text:style-name="P4">Polling approach — in this case, to invoke the remote operation, you call a special method that has no output parameters, but returns a <text:span text:style-name="Code_20_in_20_Text">javax.xml.ws.Response</text:span> instance. The <text:span text:style-name="Code_20_in_20_Text">Response </text:span>object (which inherits from the <text:span text:style-name="Code_20_in_20_Text">javax.util.concurrency.Future</text:span> interface) can be polled to check whether or not a response message has arrived.</text:p>
        </text:list-item>
        <text:list-item>
          <text:p text:style-name="P4">Callback approach — in this case, to invoke the remote operation, you call another special method that takes a reference to a callback object (of <text:span text:style-name="Code_20_in_20_Text">javax.xml.ws.AsyncHandler</text:span> type) as one of its parameters. Whenever the response message arrives at the client, the Celtix runtime calls back on the <text:span text:style-name="Code_20_in_20_Text">AsyncHandler</text:span> object to give it the contents of the response message.</text:p>
        </text:list-item>
      </text:list>
      <text:p text:style-name="N_5f_Normal">Both of these asynchronous invocation approaches are described here and illustrated by code examples.</text:p>
      <text:h text:style-name="SS_5f_Subsection" text:outline-level="3">WSDL Contract for Asynchronous Example</text:h>
      <text:p text:style-name="N_5f_Normal"><text:sequence-ref text:reference-format="category-and-value" text:ref-name="refListing6">Listing 7</text:sequence-ref> shows the WSDL contract that is used for the asynchronous example. The contract defines a single port type, <text:span text:style-name="Code_20_in_20_Text">GreeterAsync</text:span>, which contains a single operation, <text:span text:style-name="Code_20_in_20_Text">greetMeSometime</text:span>.</text:p>
      <table:table table:name="Table9" table:style-name="Table9">
        <table:table-column table:style-name="Table9.A"/>
        <table:table-row>
          <table:table-cell table:style-name="Table9.A1" office:value-type="string">
            <text:p text:style-name="P5">&lt;?xml version="1.0" encoding="UTF-8"?&gt;</text:p>
            <text:p text:style-name="P5">&lt;wsdl:definitions xmlns="http://schemas.xmlsoap.org/wsdl/" xmlns:soap="http://schemas.xmlsoap.org/wsdl/soap/" xmlns:tns="http://objectweb.org/hello_world_async_soap_http" xmlns:x1="http://objectweb.org/hello_world_async_soap_http/types" xmlns:wsdl="http://schemas.xmlsoap.org/wsdl/" xmlns:xsd="http://www.w3.org/2001/XMLSchema" targetNamespace="http://objectweb.org/hello_world_async_soap_http" name="HelloWorld"&gt;</text:p>
            <text:p text:style-name="P5"><text:s text:c="4"/>&lt;wsdl:types&gt;</text:p>
            <text:p text:style-name="P5"><text:s text:c="8"/>&lt;schema targetNamespace="http://objectweb.org/hello_world_async_soap_http/types" xmlns="http://www.w3.org/2001/XMLSchema" xmlns:x1="http://objectweb.org/hello_world_async_soap_http/types" elementFormDefault="qualified"&gt;</text:p>
            <text:p text:style-name="P5"><text:s text:c="12"/>&lt;element name="greetMeSometime"&gt;</text:p>
            <text:p text:style-name="P5"><text:s text:c="16"/>&lt;complexType&gt;</text:p>
            <text:p text:style-name="P5"><text:s text:c="20"/>&lt;sequence&gt;</text:p>
            <text:p text:style-name="P5"><text:s text:c="24"/>&lt;element name="requestType" type="xsd:string"/&gt;</text:p>
            <text:p text:style-name="P5"><text:s text:c="20"/>&lt;/sequence&gt;</text:p>
            <text:p text:style-name="P5"><text:s text:c="16"/>&lt;/complexType&gt;</text:p>
            <text:p text:style-name="P5"><text:s text:c="12"/>&lt;/element&gt;</text:p>
            <text:p text:style-name="P5"><text:s text:c="12"/>&lt;element name="greetMeSometimeResponse"&gt;</text:p>
            <text:p text:style-name="P5"><text:s text:c="16"/>&lt;complexType&gt;</text:p>
            <text:p text:style-name="P5"><text:s text:c="20"/>&lt;sequence&gt;</text:p>
            <text:p text:style-name="P5"><text:s text:c="24"/>&lt;element name="responseType" type="xsd:string"/&gt;</text:p>
            <text:p text:style-name="P5"><text:s text:c="20"/>&lt;/sequence&gt;</text:p>
            <text:p text:style-name="P5"><text:s text:c="16"/>&lt;/complexType&gt;</text:p>
            <text:p text:style-name="P5"><text:s text:c="12"/>&lt;/element&gt; <text:s text:c="5"/></text:p>
            <text:p text:style-name="P5"><text:s text:c="8"/>&lt;/schema&gt;</text:p>
            <text:p text:style-name="P5"><text:s text:c="4"/>&lt;/wsdl:types&gt;</text:p>
            <text:p text:style-name="P5"><text:s text:c="4"/>&lt;wsdl:message name="greetMeSometimeRequest"&gt;</text:p>
            <text:p text:style-name="P5"><text:s text:c="8"/>&lt;wsdl:part name="in" element="x1:greetMeSometime"/&gt;</text:p>
            <text:p text:style-name="P5"><text:s text:c="4"/>&lt;/wsdl:message&gt;</text:p>
            <text:p text:style-name="P5"><text:s text:c="4"/>&lt;wsdl:message name="greetMeSometimeResponse"&gt;</text:p>
            <text:p text:style-name="P5"><text:s text:c="8"/>&lt;wsdl:part name="out" element="x1:greetMeSometimeResponse"/&gt;</text:p>
            <text:p text:style-name="P5"><text:s text:c="4"/>&lt;/wsdl:message&gt;</text:p>
            <text:p text:style-name="P5"/>
            <text:p text:style-name="P5"><text:s text:c="4"/>&lt;wsdl:portType name="GreeterAsync"&gt;</text:p>
            <text:p text:style-name="P5"><text:s text:c="8"/>&lt;wsdl:operation name="greetMeSometime"&gt;</text:p>
            <text:p text:style-name="P5"><text:s text:c="12"/>&lt;wsdl:input name="greetMeSometimeRequest" message="tns:greetMeSometimeRequest"/&gt;</text:p>
            <text:p text:style-name="P5"><text:s text:c="12"/>&lt;wsdl:output name="greetMeSometimeResponse" message="tns:greetMeSometimeResponse"/&gt;</text:p>
            <text:p text:style-name="P5"><text:s text:c="8"/>&lt;/wsdl:operation&gt;</text:p>
            <text:p text:style-name="P5"><text:s text:c="4"/>&lt;/wsdl:portType&gt;</text:p>
            <text:p text:style-name="P5"/>
            <text:p text:style-name="P5"><text:s text:c="4"/>&lt;wsdl:binding name="GreeterAsync_SOAPBinding" type="tns:GreeterAsync"&gt;</text:p>
            <text:p text:style-name="P5"><text:s text:c="8"/>...</text:p>
            <text:p text:style-name="P5"><text:s text:c="4"/>&lt;/wsdl:binding&gt;</text:p>
            <text:p text:style-name="P5"/>
            <text:p text:style-name="P5"><text:s text:c="4"/>&lt;wsdl:service name="SOAPService"&gt;</text:p>
            <text:p text:style-name="P5"><text:s text:c="8"/>&lt;wsdl:port name="SoapPort" binding="tns:GreeterAsync_SOAPBinding"&gt;</text:p>
            <text:p text:style-name="P5"><text:s text:c="12"/>&lt;soap:address location="http://localhost:9000/SoapContext/SoapPort"/&gt;</text:p>
            <text:p text:style-name="P5"><text:s text:c="8"/>&lt;/wsdl:port&gt;</text:p>
            <text:p text:style-name="P5"><text:s text:c="4"/>&lt;/wsdl:service&gt;</text:p>
            <text:p text:style-name="P5"/>
            <text:p text:style-name="P5">&lt;/wsdl:definitions&gt;</text:p>
          </table:table-cell>
        </table:table-row>
      </table:table>
      <text:p text:style-name="Listing">Listing <text:sequence text:ref-name="refListing6" text:name="Listing" text:formula="ooow:Listing+1" style:num-format="1">7</text:sequence>: HelloWorld WSDL Contract for Asynchronous Example</text:p>
      <text:h text:style-name="SS_5f_Subsection" text:outline-level="3">Generating the Asynchronous Stub Code</text:h>
      <text:p text:style-name="N_5f_Normal">The asynchronous style of invocation requires extra stub code (for example, dedicated asychronous methods defined on the service endpoint interface). This special stub code is not generated by default, however. To switch on the asynchronous feature and generate the requisite stub code, you must use the mapping customization feature from the WSDL 2.0 specification.</text:p>
      <text:p text:style-name="N_5f_Normal">Customization enables you to modify the way the <text:span text:style-name="Code_20_in_20_Text">wsdl2java</text:span> utility generates stub code. In particular, it enables you to modify the WSDL-to-Java mapping and to switch on certain features. Here, customization is used to switch on the asynchronous invocation feature. Customizations are specified using a <text:span text:style-name="T1">binding declaration</text:span>, which you define using a <text:span text:style-name="Code_20_in_20_Text">jaxws:bindings</text:span> tag (where the <text:span text:style-name="Code_20_in_20_Text">jaxws</text:span> prefix is tied to the <text:span text:style-name="Code_20_in_20_Text">http://java.sun.com/xml/ns/jaxws</text:span> namespace). There are two alternative ways of specifying a binding declaration:</text:p>
      <text:list text:style-name="List_20_1">
        <text:list-item>
          <text:p text:style-name="P4">External binding declaration — the <text:span text:style-name="Code_20_in_20_Text">jaxws:bindings</text:span> element is defined in a file separately from the WSDL contract. You specify the location of the binding declaration file to the <text:span text:style-name="Code_20_in_20_Text">wsdl2java</text:span> utility when you generate the stub code.</text:p>
        </text:list-item>
        <text:list-item>
          <text:p text:style-name="P4">Embedded binding declaration — you can also embed the <text:span text:style-name="Code_20_in_20_Text">jaxws:bindings</text:span> element directly in a WSDL contract, treating it as a WSDL extension. In this case, the settings in <text:span text:style-name="Code_20_in_20_Text">jaxws:bindings</text:span> apply only to the immediate parent element.</text:p>
        </text:list-item>
      </text:list>
      <text:p text:style-name="N_5f_Normal">This section considers only the first approach, the external binding declaration. The template for a binding declaration file that switches on asynchronous invocations is shown in <text:sequence-ref text:reference-format="category-and-value" text:ref-name="refListing7">Listing 8</text:sequence-ref>.</text:p>
      <table:table table:name="Table18" table:style-name="Table18">
        <table:table-column table:style-name="Table18.A"/>
        <table:table-row>
          <table:table-cell table:style-name="Table18.A1" office:value-type="string">
            <text:p text:style-name="P5">&lt;bindings</text:p>
            <text:p text:style-name="P5"><text:s text:c="4"/>xmlns:xsd="http://www.w3.org/2001/XMLSchema"</text:p>
            <text:p text:style-name="P5"><text:s text:c="4"/>xmlns:wsdl="http://schemas.xmlsoap.org/wsdl/"</text:p>
            <text:p text:style-name="P5"><text:s text:c="4"/>wsdlLocation="<text:span text:style-name="Code_20_Emphasis">AffectedWSDLContract</text:span>"</text:p>
            <text:p text:style-name="P5"><text:s text:c="4"/>xmlns="http://java.sun.com/xml/ns/jaxws"&gt;</text:p>
            <text:p text:style-name="P5"><text:s text:c="4"/>&lt;bindings node="<text:span text:style-name="Code_20_Emphasis">AffectedNode</text:span>"&gt;</text:p>
            <text:p text:style-name="P5"><text:s text:c="8"/>&lt;enableAsyncMapping&gt;true&lt;/enableAsyncMapping&gt;</text:p>
            <text:p text:style-name="P5"><text:s text:c="4"/>&lt;/bindings&gt;</text:p>
            <text:p text:style-name="P5">&lt;/bindings&gt;</text:p>
          </table:table-cell>
        </table:table-row>
      </table:table>
      <text:p text:style-name="Listing">Listing <text:sequence text:ref-name="refListing7" text:name="Listing" text:formula="ooow:Listing+1" style:num-format="1">8</text:sequence>: Template for an Asynchronous Binding Declaration</text:p>
      <text:p text:style-name="N_5f_Normal">Where <text:span text:style-name="Code_20_Emphasis">AffectedWSDLContract</text:span> specifies the URL of the WSDL contract that is affected by this binding declaration. The <text:span text:style-name="Code_20_Emphasis">AffectedNode</text:span> is an XPath value that specifies which node (or nodes) from the WSDL contract are affected by this binding declaration. You can set <text:span text:style-name="Code_20_Emphasis">AffectedNode</text:span> to <text:span text:style-name="Code_20_in_20_Text">wsdl:definitions</text:span>, if you want the entire WSDL contract to be affected. The <text:span text:style-name="Code_20_in_20_Text">jaxws:enableAsyncMapping</text:span> element is set to <text:span text:style-name="Code_20_in_20_Text">true</text:span> to enable the asynchronous invocation feature.</text:p>
      <text:p text:style-name="N_5f_Normal">For example, if you want to generate asynchronous methods only for the <text:span text:style-name="Code_20_in_20_Text">GreeterAsync</text:span> port type, you could specify <text:span text:style-name="Code_20_in_20_Text">&lt;bindings node="wsdl:definitions/wsdl:portType[@name='GreeterAsync']</text:span><text:span text:style-name="Code_20_in_20_Text"><text:span text:style-name="Code_20_in_20_Text">"</text:span></text:span><text:span text:style-name="Code_20_in_20_Text">&gt;</text:span> in the preceding binding declaration.</text:p>
      <text:p text:style-name="N_5f_Normal">Assuming that the binding declaration is stored in a file, <text:span text:style-name="Code_20_in_20_Text">async_binding.xml</text:span>, you can generate the requisite stub files with asynchronous support by entering the following <text:span text:style-name="Code_20_in_20_Text">wsdl2java</text:span> command:</text:p>
      <table:table table:name="Table19" table:style-name="Table19">
        <table:table-column table:style-name="Table19.A"/>
        <table:table-row>
          <table:table-cell table:style-name="Table19.A1" office:value-type="string">
            <text:p text:style-name="P9">wsdl2java -ant -client -d <text:span text:style-name="Code_20_Emphasis">ClientDir</text:span> -b async_binding.xml hello_world.wsdl</text:p>
          </table:table-cell>
        </table:table-row>
      </table:table>
      <text:p text:style-name="N_5f_Normal">When you run the <text:span text:style-name="Code_20_in_20_Text">wsdl2java</text:span> command, you specify the location of the binding declaration file using the <text:span text:style-name="Code_20_in_20_Text">-b</text:span> option. After generating the stub code in this way, the <text:span text:style-name="Code_20_in_20_Text">GreeterAsync</text:span> service endpoint interface (in the file <text:span text:style-name="Code_20_in_20_Text">GreeterAsync.java</text:span>) is defined as shown in <text:sequence-ref text:reference-format="category-and-value" text:ref-name="refListing8">Listing 9</text:sequence-ref>.</text:p>
      <table:table table:name="Table11" table:style-name="Table11">
        <table:table-column table:style-name="Table11.A"/>
        <table:table-row>
          <table:table-cell table:style-name="Table11.A1" office:value-type="string">
            <text:p text:style-name="P5">/* Generated by WSDLToJava Compiler. */</text:p>
            <text:p text:style-name="P5"/>
            <text:p text:style-name="P5">package org.objectweb.hello_world_async_soap_http;</text:p>
            <text:p text:style-name="P5">...</text:p>
            <text:p text:style-name="P5">import java.util.concurrent.Future;</text:p>
            <text:p text:style-name="P5">import javax.xml.ws.AsyncHandler;</text:p>
            <text:p text:style-name="P5">import javax.xml.ws.Response;</text:p>
            <text:p text:style-name="P5">...</text:p>
            <text:p text:style-name="P5">public interface GreeterAsync {</text:p>
            <text:p text:style-name="P5"/>
            <text:p text:style-name="P5"><text:s text:c="4"/>public Future&lt;?&gt; greetMeSometimeAsync(</text:p>
            <text:p text:style-name="P5"><text:s text:c="8"/>java.lang.String requestType,</text:p>
            <text:p text:style-name="P5"><text:s text:c="8"/>AsyncHandler&lt;org.objectweb.hello_world_async_soap_http.types.GreetMeSometimeResponse&gt; asyncHandler</text:p>
            <text:p text:style-name="P5"><text:s text:c="4"/>);</text:p>
            <text:p text:style-name="P5"/>
            <text:p text:style-name="P5"><text:s text:c="4"/>public Response&lt;org.objectweb.hello_world_async_soap_http.types.GreetMeSometimeResponse&gt; greetMeSometimeAsync(</text:p>
            <text:p text:style-name="P5"><text:s text:c="8"/>java.lang.String requestType</text:p>
            <text:p text:style-name="P5"><text:s text:c="4"/>);</text:p>
            <text:p text:style-name="P5"/>
            <text:p text:style-name="P5"><text:s text:c="4"/>public java.lang.String greetMeSometime(</text:p>
            <text:p text:style-name="P5"><text:s text:c="8"/>java.lang.String requestType</text:p>
            <text:p text:style-name="P5"><text:s text:c="4"/>);</text:p>
            <text:p text:style-name="P5">}</text:p>
          </table:table-cell>
        </table:table-row>
      </table:table>
      <text:p text:style-name="Listing">Listing <text:sequence text:ref-name="refListing8" text:name="Listing" text:formula="ooow:Listing+1" style:num-format="1">9</text:sequence>: Service Endpoint Interface with Methods for Asynchronous Invocations</text:p>
      <text:p text:style-name="P6">In addition to the usual synchronous method, <text:span text:style-name="Code_20_in_20_Text">greetMeSometime()</text:span>, two asynchronous methods are also generated for the <text:span text:style-name="Code_20_in_20_Text">greetMeSometime</text:span> operation, as follows:</text:p>
      <text:list text:style-name="List_20_1">
        <text:list-item>
          <text:p text:style-name="P10"><text:span text:style-name="Code_20_in_20_Text">greetMeSometimeAsync()</text:span> method with <text:span text:style-name="Code_20_in_20_Text">Future&lt;?&gt;</text:span> return type and an extra <text:span text:style-name="Code_20_in_20_Text">javax.xml.ws.AsyncHandler </text:span>parameter — call this method for the <text:span text:style-name="T1">callback approach</text:span> to asynchronous invocation.</text:p>
        </text:list-item>
        <text:list-item>
          <text:p text:style-name="P4"><text:span text:style-name="Code_20_in_20_Text">greetMeSometimeAsync()</text:span> method with <text:span text:style-name="Code_20_in_20_Text">Response&lt;GreetMeSometimeResponse&gt;</text:span> return type — call this method for the <text:span text:style-name="T1">polling approach</text:span> to asynchronous invocation</text:p>
        </text:list-item>
      </text:list>
      <text:p text:style-name="N_5f_Normal">The details of the callback approach and the polling approach are discussed in the following subsections.</text:p>
      <text:h text:style-name="SS_5f_Subsection" text:outline-level="3">Implementing an Asynchronous Client with the Polling Approach</text:h>
      <text:p text:style-name="N_5f_Normal"><text:sequence-ref text:reference-format="category-and-value" text:ref-name="refListing9">Listing 10</text:sequence-ref> illustrates the polling approach to making an asynchronous operation call. Using this approach, the client invokes the operation by calling the special Java method, <text:span text:style-name="Code_20_Emphasis">OperationName</text:span><text:span text:style-name="Code_20_in_20_Text">Async()</text:span>, that returns a <text:span text:style-name="Code_20_in_20_Text">javax.xml.ws.Response&lt;T&gt;</text:span> object, where <text:span text:style-name="Code_20_in_20_Text">T</text:span> is the type of the operation's response message. The <text:span text:style-name="Code_20_in_20_Text">Response&lt;T&gt;</text:span> object can be polled at a later stage to check whether the operation's response message has arrived.</text:p>
      <table:table table:name="Table12" table:style-name="Table12">
        <table:table-column table:style-name="Table12.A"/>
        <table:table-row>
          <table:table-cell table:style-name="Table12.A1" office:value-type="string">
            <text:p text:style-name="P5">package demo.hw.client;</text:p>
            <text:p text:style-name="P5"/>
            <text:p text:style-name="P5">import java.io.File;</text:p>
            <text:p text:style-name="P5">import java.util.concurrent.Future;</text:p>
            <text:p text:style-name="P5"/>
            <text:p text:style-name="P5">import javax.xml.namespace.QName;</text:p>
            <text:p text:style-name="P5">import javax.xml.ws.Response;</text:p>
            <text:p text:style-name="P5"/>
            <text:p text:style-name="P5">import org.objectweb.hello_world_async_soap_http.GreeterAsync;</text:p>
            <text:p text:style-name="P5">import org.objectweb.hello_world_async_soap_http.SOAPService;</text:p>
            <text:p text:style-name="P5">import org.objectweb.hello_world_async_soap_http.types.GreetMeSometimeResponse;</text:p>
            <text:p text:style-name="P5"/>
            <text:p text:style-name="P5">public final class Client {</text:p>
            <text:p text:style-name="P5"/>
            <text:p text:style-name="P5"><text:s text:c="4"/>private static final QName SERVICE_NAME </text:p>
            <text:p text:style-name="P5"><text:s text:c="8"/>= new QName("http://objectweb.org/hello_world_async_soap_http", "SOAPService");</text:p>
            <text:p text:style-name="P5"/>
            <text:p text:style-name="P5"><text:s text:c="4"/>private Client() {</text:p>
            <text:p text:style-name="P5"><text:s text:c="4"/>} </text:p>
            <text:p text:style-name="P5"/>
            <text:p text:style-name="P5"><text:s text:c="4"/>public static void main(String args[]) throws Exception {</text:p>
            <text:p text:style-name="P5"><text:s text:c="8"/>...</text:p>
            <text:p text:style-name="P5"><text:s text:c="8"/>// Polling approach:</text:p>
            <text:p text:style-name="P5"><text:s text:c="8"/>Response&lt;GreetMeSometimeResponse&gt; greetMeSomeTimeResp = </text:p>
            <text:p text:style-name="P5"><text:s text:c="12"/>port.greetMeSometimeAsync(System.getProperty("user.name"));</text:p>
            <text:p text:style-name="P5"><text:s text:c="8"/>while (!greetMeSomeTimeResp.isDone()) {</text:p>
            <text:p text:style-name="P5"><text:s text:c="12"/>Thread.sleep(100);</text:p>
            <text:p text:style-name="P5"><text:s text:c="8"/>}</text:p>
            <text:p text:style-name="P5"><text:s text:c="8"/>GreetMeSometimeResponse reply = greetMeSomeTimeResp.get();</text:p>
            <text:p text:style-name="P5"><text:s text:c="8"/>...</text:p>
            <text:p text:style-name="P5"><text:s text:c="8"/>System.exit(0);</text:p>
            <text:p text:style-name="P5"><text:s text:c="4"/>}</text:p>
            <text:p text:style-name="P5">}</text:p>
          </table:table-cell>
        </table:table-row>
      </table:table>
      <text:p text:style-name="Listing">Listing <text:sequence text:ref-name="refListing9" text:name="Listing" text:formula="ooow:Listing+1" style:num-format="1">10</text:sequence>: Polling Approach for an Asynchronous Operation Call</text:p>
      <text:p text:style-name="P6">The <text:span text:style-name="Code_20_in_20_Text">greetMeSometimeAsync()</text:span> method invokes the <text:span text:style-name="Code_20_in_20_Text">greetMeSometimes</text:span> operation, transmitting the input parameters to the remote service and returning a reference to a <text:span text:style-name="Code_20_in_20_Text">javax.xml.ws.Response&lt;GreetMeSometimeResponse&gt;</text:span> object. The <text:span text:style-name="Code_20_in_20_Text">Response</text:span> class is defined by extending the standard <text:span text:style-name="Code_20_in_20_Text">java.util.concurrency.Future&lt;T&gt;</text:span> interface, which is specifically designed for polling the outcome of work performed by a concurrent thread. There are essentially two basic approaches to polling using the <text:span text:style-name="Code_20_in_20_Text">Response</text:span> object:</text:p>
      <text:list text:style-name="List_20_1">
        <text:list-item>
          <text:p text:style-name="P4">Non-blocking polling — before attempting to get the result, check whether the response has arrived by calling the non-blocking <text:span text:style-name="Code_20_in_20_Text">Response&lt;T&gt;.isDone()</text:span> method. For example:</text:p>
        </text:list-item>
      </text:list>
      <table:table table:name="Table14" table:style-name="Table14">
        <table:table-column table:style-name="Table14.A"/>
        <table:table-row>
          <table:table-cell table:style-name="Table14.A1" office:value-type="string">
            <text:p text:style-name="P5">// Java</text:p>
            <text:p text:style-name="P5">Response&lt;GreetMeSometimeResponse&gt; greetMeSomeTimeResp = ...;</text:p>
            <text:p text:style-name="P5"/>
            <text:p text:style-name="P5">if (greetMeSomeTimeResp.isDone()) {</text:p>
            <text:p text:style-name="P5"><text:s text:c="4"/>GreetMeSometimeResponse reply = greetMeSomeTimeResp.get();</text:p>
            <text:p text:style-name="P5">}</text:p>
          </table:table-cell>
        </table:table-row>
      </table:table>
      <text:list text:style-name="List_20_1">
        <text:list-item>
          <text:p text:style-name="P4">Blocking polling — call <text:span text:style-name="Code_20_in_20_Text">Response&lt;T&gt;.get()</text:span> right away and block until the response arrives (optionally specifying a timeout). For example, to poll for a response, with a 60 second timeout:</text:p>
        </text:list-item>
      </text:list>
      <table:table table:name="Table16" table:style-name="Table16">
        <table:table-column table:style-name="Table16.A"/>
        <table:table-row>
          <table:table-cell table:style-name="Table16.A1" office:value-type="string">
            <text:p text:style-name="P5">// Java</text:p>
            <text:p text:style-name="P5">Response&lt;GreetMeSometimeResponse&gt; greetMeSomeTimeResp = ...;</text:p>
            <text:p text:style-name="P5"/>
            <text:p text:style-name="P5">GreetMeSometimeResponse reply = greetMeSomeTimeResp.get(</text:p>
            <text:p text:style-name="P5"><text:s text:c="36"/>60L,</text:p>
            <text:p text:style-name="P5"><text:s text:c="36"/>java.util.concurrent.TimeUnit.SECONDS</text:p>
            <text:p text:style-name="P5"><text:s text:c="32"/>);</text:p>
          </table:table-cell>
        </table:table-row>
      </table:table>
      <text:p text:style-name="N_5f_Normal"/>
      <text:p text:style-name="N_5f_Normal">[REVISIT – What is the general form of the method that represents the polling call? <text:s/>E.g. what happens with inout parameters in the method signature?]</text:p>
      <text:p text:style-name="N_5f_Normal"/>
      <text:h text:style-name="SS_5f_Subsection" text:outline-level="3">Implementing an Asynchronous Client with the Callback Approach</text:h>
      <text:p text:style-name="N_5f_Normal">An alternative approach to making an asynchronous operation invocation is to implement a callback class, by deriving from the <text:span text:style-name="Code_20_in_20_Text">javax.xml.ws.AsyncHandler</text:span> interface. This callback class must implement a <text:span text:style-name="Code_20_in_20_Text">handleResponse()</text:span> method, which is called by the Celtix runtime to notify the client that the response has arrived. <text:sequence-ref text:reference-format="category-and-value" text:ref-name="refListing10">Listing 11</text:sequence-ref> shows an outline of the <text:span text:style-name="Code_20_in_20_Text">AsyncHandler</text:span> interface that you need to implement.</text:p>
      <table:table table:name="Table15" table:style-name="Table15">
        <table:table-column table:style-name="Table15.A"/>
        <table:table-row>
          <table:table-cell table:style-name="Table15.A1" office:value-type="string">
            <text:p text:style-name="P5">// Java</text:p>
            <text:p text:style-name="P5">package javax.xml.ws;</text:p>
            <text:p text:style-name="P5"/>
            <text:p text:style-name="P5">public interface AsyncHandler&lt;T&gt;</text:p>
            <text:p text:style-name="P5">{</text:p>
            <text:p text:style-name="P5"><text:s text:c="4"/>void handleResponse(Response&lt;T&gt; res);</text:p>
            <text:p text:style-name="P5">}</text:p>
          </table:table-cell>
        </table:table-row>
      </table:table>
      <text:p text:style-name="Listing">Listing <text:sequence text:ref-name="refListing10" text:name="Listing" text:formula="ooow:Listing+1" style:num-format="1">11</text:sequence>: The javax.xml.ws.AsyncHandler Interface</text:p>
      <text:p text:style-name="N_5f_Normal">In this example, a callback class, <text:span text:style-name="Code_20_in_20_Text">TestAsyncHandler</text:span>, is defined as shown in <text:sequence-ref text:reference-format="category-and-value" text:ref-name="refListing11">Listing 12</text:sequence-ref>.</text:p>
      <table:table table:name="Table17" table:style-name="Table17">
        <table:table-column table:style-name="Table17.A"/>
        <table:table-row>
          <table:table-cell table:style-name="Table17.A1" office:value-type="string">
            <text:p text:style-name="P5">package demo.hw.client;</text:p>
            <text:p text:style-name="P5"/>
            <text:p text:style-name="P5">import javax.xml.ws.AsyncHandler;</text:p>
            <text:p text:style-name="P5">import javax.xml.ws.Response;</text:p>
            <text:p text:style-name="P5"/>
            <text:p text:style-name="P5">import org.objectweb.hello_world_async_soap_http.types.GreetMeSometimeResponse;</text:p>
            <text:p text:style-name="P5"/>
            <text:p text:style-name="P5">public class TestAsyncHandler implements AsyncHandler&lt;GreetMeSometimeResponse&gt; {</text:p>
            <text:p text:style-name="P5"><text:s text:c="4"/>private GreetMeSometimeResponse reply;</text:p>
            <text:p text:style-name="P5"/>
            <text:p text:style-name="P5"><text:s text:c="4"/>public void handleResponse(Response&lt;GreetMeSometimeResponse&gt; response) {</text:p>
            <text:p text:style-name="P5"><text:s text:c="8"/>try {</text:p>
            <text:p text:style-name="P5"><text:s text:c="12"/>reply = response.get();</text:p>
            <text:p text:style-name="P5"><text:s text:c="8"/>} catch (Exception ex) {</text:p>
            <text:p text:style-name="P5"><text:s text:c="12"/>ex.printStackTrace();</text:p>
            <text:p text:style-name="P5"><text:s text:c="8"/>}</text:p>
            <text:p text:style-name="P5"><text:s text:c="4"/>}</text:p>
            <text:p text:style-name="P5"><text:s text:c="4"/></text:p>
            <text:p text:style-name="P5"><text:s text:c="4"/>public String getResponse() {</text:p>
            <text:p text:style-name="P5"><text:s text:c="8"/>return reply.getResponseType();</text:p>
            <text:p text:style-name="P5"><text:s text:c="4"/>}</text:p>
            <text:p text:style-name="P5"><text:s text:c="4"/></text:p>
            <text:p text:style-name="P5">}</text:p>
          </table:table-cell>
        </table:table-row>
      </table:table>
      <text:p text:style-name="Listing">Listing <text:sequence text:ref-name="refListing11" text:name="Listing" text:formula="ooow:Listing+1" style:num-format="1">12</text:sequence>: The TestAsyncHandler Callback Class</text:p>
      <text:p text:style-name="N_5f_Normal">The implementation of the <text:span text:style-name="Code_20_in_20_Text">handleResponse()</text:span> method shown in <text:sequence-ref text:reference-format="category-and-value" text:ref-name="refListing11">Listing 12</text:sequence-ref> simply gets the response data and stores it in a member variable, <text:span text:style-name="Code_20_in_20_Text">reply</text:span>. The extra <text:span text:style-name="Code_20_in_20_Text">getResponse()</text:span> method is just a convenience method that extracts the sole output parameter (that is, <text:span text:style-name="Code_20_in_20_Text">responseType</text:span>) from the response.</text:p>
      <text:p text:style-name="N_5f_Normal"><text:sequence-ref text:reference-format="category-and-value" text:ref-name="refListing12">Listing 13</text:sequence-ref> illustrates the callback approach to making an asynchronous operation call. Using this approach, the client invokes the operation by calling the special Java method, <text:span text:style-name="Code_20_Emphasis">OperationName</text:span><text:span text:style-name="Code_20_in_20_Text">Async()</text:span>, that returns a <text:span text:style-name="Code_20_in_20_Text">java.util.concurrency.Future&lt;?&gt;</text:span> object and takes an extra parameter of <text:span text:style-name="Code_20_in_20_Text">AsyncHandler&lt;T&gt;</text:span> type. </text:p>
      <table:table table:name="Table13" table:style-name="Table13">
        <table:table-column table:style-name="Table13.A"/>
        <table:table-row>
          <table:table-cell table:style-name="Table13.A1" office:value-type="string">
            <text:p text:style-name="P5">package demo.hw.client;</text:p>
            <text:p text:style-name="P5"/>
            <text:p text:style-name="P5">import java.io.File;</text:p>
            <text:p text:style-name="P5">import java.util.concurrent.Future;</text:p>
            <text:p text:style-name="P5"/>
            <text:p text:style-name="P5">import javax.xml.namespace.QName;</text:p>
            <text:p text:style-name="P5">import javax.xml.ws.Response;</text:p>
            <text:p text:style-name="P5"/>
            <text:p text:style-name="P5">import org.objectweb.hello_world_async_soap_http.GreeterAsync;</text:p>
            <text:p text:style-name="P5">import org.objectweb.hello_world_async_soap_http.SOAPService;</text:p>
            <text:p text:style-name="P5">import org.objectweb.hello_world_async_soap_http.types.GreetMeSometimeResponse;</text:p>
            <text:p text:style-name="P5"/>
            <text:p text:style-name="P5">public final class Client {</text:p>
            <text:p text:style-name="P5"/>
            <text:p text:style-name="P5"><text:s text:c="4"/>private static final QName SERVICE_NAME </text:p>
            <text:p text:style-name="P5"><text:s text:c="8"/>= new QName("http://objectweb.org/hello_world_async_soap_http", "SOAPService");</text:p>
            <text:p text:style-name="P5"/>
            <text:p text:style-name="P5"><text:s text:c="4"/>private Client() {</text:p>
            <text:p text:style-name="P5"><text:s text:c="4"/>} </text:p>
            <text:p text:style-name="P5"/>
            <text:p text:style-name="P5"><text:s text:c="4"/>public static void main(String args[]) throws Exception {</text:p>
            <text:p text:style-name="P5"><text:s text:c="8"/>...</text:p>
            <text:p text:style-name="P5"><text:s text:c="8"/>// Callback approach</text:p>
            <text:p text:style-name="P5"><text:s text:c="8"/>TestAsyncHandler testAsyncHandler = new TestAsyncHandler();</text:p>
            <text:p text:style-name="P5"><text:s text:c="8"/>System.out.println("Invoking greetMeSometimeAsync using callback object...");</text:p>
            <text:p text:style-name="P5"><text:s text:c="8"/>Future&lt;?&gt; response = port.greetMeSometimeAsync(System.getProperty("user.name"), testAsyncHandler);</text:p>
            <text:p text:style-name="P5"><text:s text:c="8"/>while (!response.isDone()) {</text:p>
            <text:p text:style-name="P5"><text:s text:c="12"/>Thread.sleep(100);</text:p>
            <text:p text:style-name="P5"><text:s text:c="8"/>} <text:s/></text:p>
            <text:p text:style-name="P5"><text:s text:c="8"/>resp = testAsyncHandler.getResponse();</text:p>
            <text:p text:style-name="P5"><text:s text:c="8"/>...</text:p>
            <text:p text:style-name="P5"><text:s text:c="8"/>System.exit(0);</text:p>
            <text:p text:style-name="P5"><text:s text:c="4"/>}</text:p>
            <text:p text:style-name="P5">}</text:p>
          </table:table-cell>
        </table:table-row>
      </table:table>
      <text:p text:style-name="Listing">Listing <text:sequence text:ref-name="refListing12" text:name="Listing" text:formula="ooow:Listing+1" style:num-format="1">13</text:sequence>: Callback Approach for an Asynchronous Operation Call</text:p>
      <text:p text:style-name="N_5f_Normal">The <text:span text:style-name="Code_20_in_20_Text">Future&lt;?&gt;</text:span> object returned by <text:span text:style-name="Code_20_in_20_Text">greetMeSometimeAsync()</text:span> can be used only to test whether or not a response has arrived yet — for example, by calling <text:span text:style-name="Code_20_in_20_Text">response.isDone()</text:span>. The value of the response is only made available to the callback object, <text:span text:style-name="Code_20_in_20_Text">testAsyncHandler</text:span>.</text:p>
      <text:p text:style-name="N_5f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Tahoma1" svg:font-family="Tahoma"/>
    <style:font-face style:name="Courier New2" svg:font-family="'Courier New'" style:font-family-generic="modern" style:font-pitch="fixed"/>
    <style:font-face style:name="Courier New3" svg:font-family="'Courier New'" style:font-adornments="Bold"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127cm" fo:margin-bottom="0.127cm" style:shadow="none"/>
      <style:text-properties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paragraph-properties fo:margin-top="0.508cm" fo:margin-bottom="0.127cm" fo:padding="0cm" fo:border-left="none" fo:border-right="none" fo:border-top="none" fo:border-bottom="0.035cm solid #9999cc" style:shadow="none"/>
      <style:text-properties fo:color="#cc66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padding="0cm" fo:border-left="none" fo:border-right="none" fo:border-top="none" fo:border-bottom="0.018cm solid #9999cc" style:shadow="none"/>
      <style:text-properties fo:color="#cc66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cc6633" fo:font-size="9pt"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color="#cc6633" fo:font-size="9pt"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cc6633" fo:font-size="10pt" fo:font-weight="bold"/>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cc6633" fo:font-size="10pt" fo:font-weight="bold"/>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color="#cc6633" fo:font-size="10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0.035cm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7.59cm" style:type="right" style:leader-style="dotted" style:leader-text="."/>
        </style:tab-stops>
      </style:paragraph-properties>
      <style:text-properties fo:font-size="12pt"/>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itle" style:family="paragraph" style:parent-style-name="Heading" style:next-style-name="Heading_20_1" style:class="chapter">
      <style:paragraph-properties fo:text-align="center" style:justify-single-word="false" style:register-true="true" fo:background-color="transparent" fo:padding="0cm" fo:border-left="none" fo:border-right="none" fo:border-top="none" fo:border-bottom="0.088cm solid #9999cc" style:shadow="none">
        <style:tab-stops/>
        <style:background-image/>
      </style:paragraph-properties>
      <style:text-properties fo:color="#cc663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_5f_Code" style:display-name="C_Code" style:family="paragraph" style:parent-style-name="Text_20_body_20_indent" style:class="text">
      <style:paragraph-properties fo:margin-left="0cm" fo:margin-right="0cm" fo:margin-top="0cm" fo:margin-bottom="0cm" fo:keep-together="always" fo:text-indent="0cm" style:auto-text-indent="false" fo:background-color="#e6e6e6" fo:padding="0.049cm" fo:border="0.002cm solid #000000" style:shadow="none" style:join-border="true">
        <style:tab-stops/>
        <style:background-image/>
      </style:paragraph-properties>
      <style:text-properties fo:color="#800000" style:font-name="Courier New" fo:font-size="9pt"/>
    </style:style>
    <style:style style:name="HC_5f_HeadingChapter" style:display-name="HC_HeadingChapter" style:family="paragraph" style:parent-style-name="Title" style:next-style-name="N_5f_Normal" style:default-outline-level="1"/>
    <style:style style:name="S_5f_Section" style:display-name="S_Section" style:family="paragraph" style:parent-style-name="Heading_20_1" style:next-style-name="N_5f_Normal" style:default-outline-level="2"/>
    <style:style style:name="SS_5f_Subsection" style:display-name="SS_Subsection" style:family="paragraph" style:parent-style-name="Heading_20_2" style:next-style-name="N_5f_Normal" style:default-outline-level="3"/>
    <style:style style:name="N_5f_Normal" style:display-name="N_Normal" style:family="paragraph" style:parent-style-name="Text_20_body"/>
    <style:style style:name="LC_5f_ListContinue" style:display-name="LC_ListContinue" style:family="paragraph" style:parent-style-name="Text_20_body_20_indent">
      <style:paragraph-properties fo:margin-left="0.499cm" fo:margin-right="0cm" fo:text-indent="0cm" style:auto-text-indent="false"/>
    </style:style>
    <style:style style:name="LCI_5f_ListContinueIndent" style:display-name="LCI_ListContinueIndent" style:family="paragraph" style:parent-style-name="LC_5f_ListContinue">
      <style:paragraph-properties fo:margin-left="1cm" fo:margin-right="0cm" fo:text-indent="0cm" style:auto-text-indent="false" text:number-lines="false" text:line-number="0"/>
    </style:style>
    <style:style style:name="LN_5f_ListNumber" style:display-name="LN_ListNumber" style:family="paragraph" style:parent-style-name="Text_20_body"/>
    <style:style style:name="LNF_5f_ListNumberFirst" style:display-name="LNF_ListNumberFirst" style:family="paragraph" style:parent-style-name="Numbering_20_1" style:next-style-name="LN_5f_ListNumber">
      <style:paragraph-properties fo:margin-left="0cm" fo:margin-right="0cm" fo:margin-top="0.131cm" fo:margin-bottom="0.131cm" fo:text-indent="0cm" style:auto-text-indent="false" text:number-lines="true" text:line-number="1"/>
    </style:style>
    <style:style style:name="LB_5f_ListBullet" style:display-name="LB_ListBullet" style:family="paragraph" style:parent-style-name="Text_20_body">
      <style:paragraph-properties fo:margin-left="0cm" fo:margin-right="0cm" fo:text-indent="0cm" style:auto-text-indent="false"/>
    </style:style>
    <style:style style:name="LBI_5f_ListBulletIndent" style:display-name="LBI_ListBulletIndent" style:family="paragraph" style:parent-style-name="List_20_2">
      <style:paragraph-properties fo:margin-left="0.499cm" fo:margin-right="0cm" fo:margin-top="0.131cm" fo:margin-bottom="0.131cm" fo:text-indent="0cm" style:auto-text-indent="false"/>
    </style:style>
    <style:style style:name="LNIF_5f_ListNumberIndentFirst" style:display-name="LNIF_ListNumberIndentFirst" style:family="paragraph" style:parent-style-name="Numbering_20_2" style:next-style-name="LNI_5f_ListNumberIndent">
      <style:paragraph-properties fo:margin-left="0.499cm" fo:margin-right="0cm" fo:margin-top="0.131cm" fo:margin-bottom="0.131cm" fo:text-indent="0cm" style:auto-text-indent="false" text:number-lines="true" text:line-number="1"/>
    </style:style>
    <style:style style:name="LNI_5f_ListNumberIndent" style:display-name="LNI_ListNumberIndent" style:family="paragraph" style:parent-style-name="Numbering_20_2">
      <style:paragraph-properties fo:margin-left="0.499cm" fo:margin-right="0cm" fo:margin-top="0.131cm" fo:margin-bottom="0.131cm" fo:text-indent="0cm" style:auto-text-indent="false" text:number-lines="true" text:line-number="0"/>
    </style:style>
    <style:style style:name="_5f_TableHead" style:display-name="_TableHead" style:family="paragraph" style:parent-style-name="Table_20_Heading">
      <style:text-properties fo:font-size="10pt" fo:font-style="normal"/>
    </style:style>
    <style:style style:name="_5f_TableText" style:display-name="_TableText" style:family="paragraph" style:parent-style-name="Table_20_Contents">
      <style:text-properties fo:font-size="10pt"/>
    </style:style>
    <style:style style:name="Listing" style:family="paragraph" style:parent-style-name="Caption"/>
    <style:style style:name="_5f_TableCode" style:display-name="_TableCode" style:family="paragraph" style:parent-style-name="Table_20_Contents">
      <style:text-properties fo:color="#800000" style:font-name="Courier New" fo:font-size="9pt"/>
    </style:style>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parent-style-name="Code_20_in_20_Text">
      <style:text-properties style:font-name="Courier New2" fo:font-weight="bold" style:font-name-asian="Courier New2" style:font-name-complex="Courier New2"/>
    </style:style>
    <style:style style:name="Teletype" style:family="text">
      <style:text-properties style:font-name="Courier New2" style:font-name-asian="Courier New2" style:font-name-complex="Courier New2"/>
    </style:style>
    <style:style style:name="Code_20_in_20_Text" style:display-name="Code in Text" style:family="text">
      <style:text-properties fo:color="#800000" style:font-name="Courier New2" fo:font-size="9pt" fo:letter-spacing="normal" fo:background-color="transparent"/>
    </style:style>
    <style:style style:name="Code_20_Emphasis" style:display-name="Code Emphasis" style:family="text" style:parent-style-name="Code_20_in_20_Text">
      <style:text-properties style:font-name="Courier New1" fo:font-size="9pt" fo:font-style="italic" fo:font-weight="normal" fo:background-color="transparent" style:font-name-asian="Arial Unicode MS" style:font-size-asian="14pt" style:font-style-asian="italic" style:font-weight-asian="bold" style:font-name-complex="Tahoma" style:font-size-complex="14pt" style:font-style-complex="italic" style:font-weight-complex="bold"/>
    </style:style>
    <style:style style:name="GUI" style:family="text">
      <style:text-properties fo:font-size="10pt" fo:font-weight="bold"/>
    </style:style>
    <style:style style:name="UserInput" style:family="text">
      <style:text-properties fo:color="#800000" style:font-name="Courier New3" fo:font-size="9pt"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style:num-suffix="." style:num-format="i">
        <style:list-level-properties text:min-label-width="0.499cm"/>
      </text:list-level-style-number>
      <text:list-level-style-number text:level="2" style:num-suffix="." style:num-format="i" text:start-value="2">
        <style:list-level-properties text:space-before="0.499cm" text:min-label-width="0.499cm"/>
      </text:list-level-style-number>
      <text:list-level-style-number text:level="3" style:num-suffix="." style:num-format="i" text:start-value="3">
        <style:list-level-properties text:space-before="0.998cm" text:min-label-width="1cm"/>
      </text:list-level-style-number>
      <text:list-level-style-number text:level="4" style:num-suffix="." style:num-format="i" text:start-value="4">
        <style:list-level-properties text:space-before="1.998cm" text:min-label-width="1.251cm"/>
      </text:list-level-style-number>
      <text:list-level-style-number text:level="5" style:num-suffix="." style:num-format="i" text:start-value="5">
        <style:list-level-properties text:space-before="3.249cm" text:min-label-width="1.499cm"/>
      </text:list-level-style-number>
      <text:list-level-style-number text:level="6" style:num-suffix="." style:num-format="i" text:start-value="6">
        <style:list-level-properties text:space-before="4.748cm" text:min-label-width="1.801cm"/>
      </text:list-level-style-number>
      <text:list-level-style-number text:level="7" style:num-suffix="." style:num-format="i" text:start-value="7">
        <style:list-level-properties text:space-before="6.549cm" text:min-label-width="2.3cm"/>
      </text:list-level-style-number>
      <text:list-level-style-number text:level="8" style:num-suffix="." style:num-format="i" text:start-value="8">
        <style:list-level-properties text:space-before="8.849cm" text:min-label-width="2.6cm"/>
      </text:list-level-style-number>
      <text:list-level-style-number text:level="9" style:num-suffix="." style:num-format="i" text:start-value="9">
        <style:list-level-properties text:space-before="11.449cm" text:min-label-width="2.801cm"/>
      </text:list-level-style-number>
      <text:list-level-style-number text:level="10" style:num-suffix="." style:num-format="i"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508cm"/>
        <style:text-properties style:font-name="StarSymbol"/>
      </text:list-level-style-bullet>
      <text:list-level-style-bullet text:level="2" text:style-name="Numbering_20_Symbols" text:bullet-char="•">
        <style:list-level-properties text:space-before="0.4cm" text:min-label-width="0.508cm"/>
        <style:text-properties style:font-name="StarSymbol"/>
      </text:list-level-style-bullet>
      <text:list-level-style-bullet text:level="3" text:style-name="Numbering_20_Symbols" text:bullet-char="•">
        <style:list-level-properties text:space-before="0.799cm" text:min-label-width="0.508cm"/>
        <style:text-properties style:font-name="StarSymbol"/>
      </text:list-level-style-bullet>
      <text:list-level-style-bullet text:level="4" text:style-name="Numbering_20_Symbols" text:bullet-char="•">
        <style:list-level-properties text:space-before="1.199cm" text:min-label-width="0.508cm"/>
        <style:text-properties style:font-name="StarSymbol"/>
      </text:list-level-style-bullet>
      <text:list-level-style-bullet text:level="5" text:style-name="Numbering_20_Symbols" text:bullet-char="•">
        <style:list-level-properties text:space-before="1.6cm" text:min-label-width="0.508cm"/>
        <style:text-properties style:font-name="StarSymbol"/>
      </text:list-level-style-bullet>
      <text:list-level-style-bullet text:level="6" text:style-name="Numbering_20_Symbols" text:bullet-char="•">
        <style:list-level-properties text:space-before="2cm" text:min-label-width="0.508cm"/>
        <style:text-properties style:font-name="StarSymbol"/>
      </text:list-level-style-bullet>
      <text:list-level-style-bullet text:level="7" text:style-name="Numbering_20_Symbols" text:bullet-char="•">
        <style:list-level-properties text:space-before="2.399cm" text:min-label-width="0.508cm"/>
        <style:text-properties style:font-name="StarSymbol"/>
      </text:list-level-style-bullet>
      <text:list-level-style-bullet text:level="8" text:style-name="Numbering_20_Symbols" text:bullet-char="•">
        <style:list-level-properties text:space-before="2.799cm" text:min-label-width="0.508cm"/>
        <style:text-properties style:font-name="StarSymbol"/>
      </text:list-level-style-bullet>
      <text:list-level-style-bullet text:level="9" text:style-name="Numbering_20_Symbols" text:bullet-char="•">
        <style:list-level-properties text:space-before="3.2cm" text:min-label-width="0.508cm"/>
        <style:text-properties style:font-name="StarSymbol"/>
      </text:list-level-style-bullet>
      <text:list-level-style-bullet text:level="10" text:style-name="Numbering_20_Symbols" text:bullet-char="•">
        <style:list-level-properties text:space-before="3.6cm" text:min-label-width="0.508cm"/>
        <style:text-properties style:font-name="StarSymbol"/>
      </text:list-level-style-bullet>
    </text:list-style>
    <text:list-style style:name="List_20_2" style:display-name="List 2">
      <text:list-level-style-bullet text:level="1" text:style-name="Numbering_20_Symbols" text:bullet-char="–">
        <style:list-level-properties text:min-label-width="0.499cm"/>
        <style:text-properties style:font-name="StarSymbol"/>
      </text:list-level-style-bullet>
      <text:list-level-style-bullet text:level="2" text:style-name="Numbering_20_Symbols" text:bullet-char="–">
        <style:list-level-properties text:space-before="0.3cm" text:min-label-width="0.381cm"/>
        <style:text-properties style:font-name="StarSymbol"/>
      </text:list-level-style-bullet>
      <text:list-level-style-bullet text:level="3" text:style-name="Numbering_20_Symbols" text:bullet-char="–">
        <style:list-level-properties text:space-before="0.6cm" text:min-label-width="0.381cm"/>
        <style:text-properties style:font-name="StarSymbol"/>
      </text:list-level-style-bullet>
      <text:list-level-style-bullet text:level="4" text:style-name="Numbering_20_Symbols" text:bullet-char="–">
        <style:list-level-properties text:space-before="0.9cm" text:min-label-width="0.381cm"/>
        <style:text-properties style:font-name="StarSymbol"/>
      </text:list-level-style-bullet>
      <text:list-level-style-bullet text:level="5" text:style-name="Numbering_20_Symbols" text:bullet-char="–">
        <style:list-level-properties text:space-before="1.199cm" text:min-label-width="0.381cm"/>
        <style:text-properties style:font-name="StarSymbol"/>
      </text:list-level-style-bullet>
      <text:list-level-style-bullet text:level="6" text:style-name="Numbering_20_Symbols" text:bullet-char="–">
        <style:list-level-properties text:space-before="1.499cm" text:min-label-width="0.381cm"/>
        <style:text-properties style:font-name="StarSymbol"/>
      </text:list-level-style-bullet>
      <text:list-level-style-bullet text:level="7" text:style-name="Numbering_20_Symbols" text:bullet-char="–">
        <style:list-level-properties text:space-before="1.801cm" text:min-label-width="0.381cm"/>
        <style:text-properties style:font-name="StarSymbol"/>
      </text:list-level-style-bullet>
      <text:list-level-style-bullet text:level="8" text:style-name="Numbering_20_Symbols" text:bullet-char="–">
        <style:list-level-properties text:space-before="2.101cm" text:min-label-width="0.381cm"/>
        <style:text-properties style:font-name="StarSymbol"/>
      </text:list-level-style-bullet>
      <text:list-level-style-bullet text:level="9" text:style-name="Numbering_20_Symbols" text:bullet-char="–">
        <style:list-level-properties text:space-before="2.401cm" text:min-label-width="0.381cm"/>
        <style:text-properties style:font-name="StarSymbol"/>
      </text:list-level-style-bullet>
      <text:list-level-style-bullet text:level="10" text:style-name="Numbering_20_Symbols" text:bullet-char="–">
        <style:list-level-properties text:space-before="2.701cm" text:min-label-width="0.381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master-page style:name="First_20_Page" style:display-name="First Page" style:page-layout-name="pm1" style:next-style-name="Left_20_Page"/>
    <style:master-page style:name="Left_20_Page" style:display-name="Left Page" style:page-layout-name="pm2" style:next-style-name="Right_20_Page">
      <style:header>
        <text:p text:style-name="Header_20_left"><text:chapter text:display="name" text:outline-level="1">CHAPTER 1: Developing a Consumer with Celtix</text:chapter></text:p>
      </style:header>
      <style:footer>
        <text:p text:style-name="Footer_20_left"><text:page-number text:select-page="current">13</text:page-number></text:p>
      </style:footer>
    </style:master-page>
    <style:master-page style:name="Right_20_Page" style:display-name="Right Page" style:page-layout-name="pm3" style:next-style-name="Left_20_Page">
      <style:header>
        <text:p text:style-name="Header_20_right"><text:chapter text:display="name" text:outline-level="2">Asynchronous Invocation Model</text:chapter></text:p>
      </style:header>
      <style:footer>
        <text:p text:style-name="Footer_20_right"><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Win32 OpenOffice.org_project/680m125$Build-8947</meta:generator>
    <meta:creation-date>2006-04-19T10:59:05</meta:creation-date>
    <dc:date>2006-04-28T15:52:01</dc:date>
    <meta:print-date>2006-04-28T15:05:51</meta:print-date>
    <dc:language>en-US</dc:language>
    <meta:editing-cycles>70</meta:editing-cycles>
    <meta:editing-duration>P1DT6H41M36S</meta:editing-duration>
    <meta:user-defined meta:name="Info 1"/>
    <meta:user-defined meta:name="Info 2"/>
    <meta:user-defined meta:name="Info 3"/>
    <meta:user-defined meta:name="Info 4"/>
    <meta:document-statistic meta:table-count="18" meta:image-count="0" meta:object-count="0" meta:page-count="14" meta:paragraph-count="495" meta:word-count="3887" meta:character-count="32082"/>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ub Insert_Code_Table
rem ----------------------------------------------------------------------
rem define variables
dim document   as object
dim dispatcher as object
rem ----------------------------------------------------------------------
rem get access to the document
document   = ThisComponent.CurrentController.Frame
dispatcher = createUnoService("com.sun.star.frame.DispatchHelper")

rem ----------------------------------------------------------------------
dim args1(4) as new com.sun.star.beans.PropertyValue
args1(0).Name = "TableName"
args1(0).Value = "Table3"
args1(1).Name = "Columns"
args1(1).Value = 1
args1(2).Name = "Rows"
args1(2).Value = 1
args1(3).Name = "Flags"
args1(3).Value = 9
args1(4).Name = "AutoFormat"
args1(4).Value = "Celtix Code"

dispatcher.executeDispatch(document, ".uno:InsertTable",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